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5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25.68mm"/>
    </style:style>
    <style:style style:name="co8" style:family="table-column">
      <style:table-column-properties fo:break-before="auto" style:column-width="23.78mm"/>
    </style:style>
    <style:style style:name="co9" style:family="table-column">
      <style:table-column-properties fo:break-before="auto" style:column-width="4.1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36.66mm" svg:height="149.35mm" svg:x="182.38mm" svg:y="44.29mm">
            <draw:object draw:notify-on-update-of-ranges="Data.A2:Data.A2 Data.A3:Data.A48 Data.I2:Data.I2 Data.I3:Data.I48 Data.E2:Data.E2 Data.E3:Data.E48 Data.N2:Data.N2 Data.N3:Data.N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<text:s text:c="2"/>_elev,_surf </text:p>
          </table:table-cell>
          <table:table-cell office:value-type="string" calcext:value-type="string">
            <text:p><text:s text:c="3"/>____M,_ftlb </text:p>
          </table:table-cell>
          <table:table-cell office:value-type="string" calcext:value-type="string">
            <text:p><text:s text:c="3"/>____L,_ftlb </text:p>
          </table:table-cell>
          <table:table-cell office:value-type="string" calcext:value-type="string">
            <text:p><text:s text:c="3"/>____N,_ftlb </text:p>
          </table:table-cell>
          <table:table-cell office:value-type="string" calcext:value-type="string">
            <text:p><text:s text:c="3"/>____Q,rad/s </text:p>
          </table:table-cell>
          <table:table-cell office:value-type="string" calcext:value-type="string">
            <text:p><text:s text:c="3"/>____P,rad/s </text:p>
          </table:table-cell>
          <table:table-cell office:value-type="string" calcext:value-type="string">
            <text:p><text:s text:c="3"/>____R,rad/s </text:p>
          </table:table-cell>
          <table:table-cell office:value-type="string" calcext:value-type="string">
            <text:p><text:s text:c="3"/>pitch,__deg </text:p>
          </table:table-cell>
          <table:table-cell office:value-type="string" calcext:value-type="string">
            <text:p><text:s text:c="3"/>alpha,__deg </text:p>
          </table:table-cell>
          <table:table-cell office:value-type="string" calcext:value-type="string">
            <text:p><text:s text:c="3"/>_beta,__deg </text:p>
          </table:table-cell>
          <table:table-cell office:value-type="string" calcext:value-type="string">
            <text:p><text:s text:c="3"/>hpath,__deg </text:p>
          </table:table-cell>
          <table:table-cell office:value-type="string" calcext:value-type="string">
            <text:p><text:s text:c="3"/>vpath,__deg </text:p>
          </table:table-cell>
          <table:table-cell office:value-type="string" calcext:value-type="string">
            <text:p><text:s text:c="3"/>_slip,__deg </text:p>
          </table:table-cell>
          <table:table-cell office:value-type="string" calcext:value-type="string">
            <text:p><text:s text:c="3"/>elev1,__deg </text:p>
          </table:table-cell>
          <table:table-cell office:value-type="string" calcext:value-type="string">
            <text:p><text:s text:c="3"/>axis1,ratio </text:p>
          </table:table-cell>
          <table:table-cell office:value-type="string" calcext:value-type="string">
            <text:p><text:s text:c="3"/>axis2,ratio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6484" calcext:value-type="float">
            <text:p>-0.06484</text:p>
          </table:table-cell>
          <table:table-cell office:value-type="float" office:value="5.94098" calcext:value-type="float">
            <text:p>5.94098</text:p>
          </table:table-cell>
          <table:table-cell office:value-type="float" office:value="15.04206" calcext:value-type="float">
            <text:p>15.04206</text:p>
          </table:table-cell>
          <table:table-cell office:value-type="float" office:value="10.02627" calcext:value-type="float">
            <text:p>10.02627</text:p>
          </table:table-cell>
          <table:table-cell office:value-type="float" office:value="0.02224" calcext:value-type="float">
            <text:p>0.02224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-0.01054" calcext:value-type="float">
            <text:p>-0.01054</text:p>
          </table:table-cell>
          <table:table-cell office:value-type="float" office:value="-6.49246" calcext:value-type="float">
            <text:p>-6.49246</text:p>
          </table:table-cell>
          <table:table-cell office:value-type="float" office:value="1.8392" calcext:value-type="float">
            <text:p>1.8392</text:p>
          </table:table-cell>
          <table:table-cell office:value-type="float" office:value="0.06486" calcext:value-type="float">
            <text:p>0.06486</text:p>
          </table:table-cell>
          <table:table-cell office:value-type="float" office:value="31.5827" calcext:value-type="float">
            <text:p>31.5827</text:p>
          </table:table-cell>
          <table:table-cell office:value-type="float" office:value="-8.28321" calcext:value-type="float">
            <text:p>-8.28321</text:p>
          </table:table-cell>
          <table:table-cell office:value-type="float" office:value="-0.05195" calcext:value-type="float">
            <text:p>-0.05195</text:p>
          </table:table-cell>
          <table:table-cell office:value-type="float" office:value="1.00222" calcext:value-type="float">
            <text:p>1.00222</text:p>
          </table:table-cell>
          <table:table-cell office:value-type="float" office:value="0.52027" calcext:value-type="float">
            <text:p>0.52027</text:p>
          </table:table-cell>
          <table:table-cell office:value-type="float" office:value="0.50024" calcext:value-type="float">
            <text:p>0.500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6548" calcext:value-type="float">
            <text:p>-0.06548</text:p>
          </table:table-cell>
          <table:table-cell office:value-type="float" office:value="5.73677" calcext:value-type="float">
            <text:p>5.73677</text:p>
          </table:table-cell>
          <table:table-cell office:value-type="float" office:value="13.59157" calcext:value-type="float">
            <text:p>13.59157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-0.01034" calcext:value-type="float">
            <text:p>-0.01034</text:p>
          </table:table-cell>
          <table:table-cell office:value-type="float" office:value="-6.36174" calcext:value-type="float">
            <text:p>-6.36174</text:p>
          </table:table-cell>
          <table:table-cell office:value-type="float" office:value="1.83026" calcext:value-type="float">
            <text:p>1.83026</text:p>
          </table:table-cell>
          <table:table-cell office:value-type="float" office:value="0.11896" calcext:value-type="float">
            <text:p>0.11896</text:p>
          </table:table-cell>
          <table:table-cell office:value-type="float" office:value="31.43177" calcext:value-type="float">
            <text:p>31.43177</text:p>
          </table:table-cell>
          <table:table-cell office:value-type="float" office:value="-8.15161" calcext:value-type="float">
            <text:p>-8.15161</text:p>
          </table:table-cell>
          <table:table-cell office:value-type="float" office:value="-0.04821" calcext:value-type="float">
            <text:p>-0.04821</text:p>
          </table:table-cell>
          <table:table-cell office:value-type="float" office:value="1.01242" calcext:value-type="float">
            <text:p>1.01242</text:p>
          </table:table-cell>
          <table:table-cell office:value-type="float" office:value="0.52027" calcext:value-type="float">
            <text:p>0.52027</text:p>
          </table:table-cell>
          <table:table-cell office:value-type="float" office:value="0.50024" calcext:value-type="float">
            <text:p>0.500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661" calcext:value-type="float">
            <text:p>-0.0661</text:p>
          </table:table-cell>
          <table:table-cell office:value-type="float" office:value="5.5513" calcext:value-type="float">
            <text:p>5.5513</text:p>
          </table:table-cell>
          <table:table-cell office:value-type="float" office:value="11.71776" calcext:value-type="float">
            <text:p>11.71776</text:p>
          </table:table-cell>
          <table:table-cell office:value-type="float" office:value="-8.1934" calcext:value-type="float">
            <text:p>-8.1934</text:p>
          </table:table-cell>
          <table:table-cell office:value-type="float" office:value="0.02471" calcext:value-type="float">
            <text:p>0.02471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6.22401" calcext:value-type="float">
            <text:p>-6.22401</text:p>
          </table:table-cell>
          <table:table-cell office:value-type="float" office:value="1.82158" calcext:value-type="float">
            <text:p>1.82158</text:p>
          </table:table-cell>
          <table:table-cell office:value-type="float" office:value="0.17044" calcext:value-type="float">
            <text:p>0.17044</text:p>
          </table:table-cell>
          <table:table-cell office:value-type="float" office:value="31.2836" calcext:value-type="float">
            <text:p>31.2836</text:p>
          </table:table-cell>
          <table:table-cell office:value-type="float" office:value="-8.01293" calcext:value-type="float">
            <text:p>-8.01293</text:p>
          </table:table-cell>
          <table:table-cell office:value-type="float" office:value="-0.04201" calcext:value-type="float">
            <text:p>-0.04201</text:p>
          </table:table-cell>
          <table:table-cell office:value-type="float" office:value="1.02223" calcext:value-type="float">
            <text:p>1.02223</text:p>
          </table:table-cell>
          <table:table-cell office:value-type="float" office:value="0.52027" calcext:value-type="float">
            <text:p>0.52027</text:p>
          </table:table-cell>
          <table:table-cell office:value-type="float" office:value="0.50024" calcext:value-type="float">
            <text:p>0.500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6668" calcext:value-type="float">
            <text:p>-0.06668</text:p>
          </table:table-cell>
          <table:table-cell office:value-type="float" office:value="5.38391" calcext:value-type="float">
            <text:p>5.38391</text:p>
          </table:table-cell>
          <table:table-cell office:value-type="float" office:value="9.55151" calcext:value-type="float">
            <text:p>9.55151</text:p>
          </table:table-cell>
          <table:table-cell office:value-type="float" office:value="-15.54267" calcext:value-type="float">
            <text:p>-15.54267</text:p>
          </table:table-cell>
          <table:table-cell office:value-type="float" office:value="0.02587" calcext:value-type="float">
            <text:p>0.02587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-0.01097" calcext:value-type="float">
            <text:p>-0.01097</text:p>
          </table:table-cell>
          <table:table-cell office:value-type="float" office:value="-6.08072" calcext:value-type="float">
            <text:p>-6.08072</text:p>
          </table:table-cell>
          <table:table-cell office:value-type="float" office:value="1.8132" calcext:value-type="float">
            <text:p>1.8132</text:p>
          </table:table-cell>
          <table:table-cell office:value-type="float" office:value="0.2171" calcext:value-type="float">
            <text:p>0.2171</text:p>
          </table:table-cell>
          <table:table-cell office:value-type="float" office:value="31.13913" calcext:value-type="float">
            <text:p>31.13913</text:p>
          </table:table-cell>
          <table:table-cell office:value-type="float" office:value="-7.86844" calcext:value-type="float">
            <text:p>-7.86844</text:p>
          </table:table-cell>
          <table:table-cell office:value-type="float" office:value="-0.03379" calcext:value-type="float">
            <text:p>-0.03379</text:p>
          </table:table-cell>
          <table:table-cell office:value-type="float" office:value="1.03165" calcext:value-type="float">
            <text:p>1.03165</text:p>
          </table:table-cell>
          <table:table-cell office:value-type="float" office:value="0.52027" calcext:value-type="float">
            <text:p>0.52027</text:p>
          </table:table-cell>
          <table:table-cell office:value-type="float" office:value="0.50024" calcext:value-type="float">
            <text:p>0.500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6726" calcext:value-type="float">
            <text:p>-0.06726</text:p>
          </table:table-cell>
          <table:table-cell office:value-type="float" office:value="5.22768" calcext:value-type="float">
            <text:p>5.22768</text:p>
          </table:table-cell>
          <table:table-cell office:value-type="float" office:value="7.15809" calcext:value-type="float">
            <text:p>7.15809</text:p>
          </table:table-cell>
          <table:table-cell office:value-type="float" office:value="-21.53196" calcext:value-type="float">
            <text:p>-21.53196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-0.01171" calcext:value-type="float">
            <text:p>-0.01171</text:p>
          </table:table-cell>
          <table:table-cell office:value-type="float" office:value="-5.92972" calcext:value-type="float">
            <text:p>-5.92972</text:p>
          </table:table-cell>
          <table:table-cell office:value-type="float" office:value="1.80498" calcext:value-type="float">
            <text:p>1.80498</text:p>
          </table:table-cell>
          <table:table-cell office:value-type="float" office:value="0.25826" calcext:value-type="float">
            <text:p>0.25826</text:p>
          </table:table-cell>
          <table:table-cell office:value-type="float" office:value="30.99574" calcext:value-type="float">
            <text:p>30.99574</text:p>
          </table:table-cell>
          <table:table-cell office:value-type="float" office:value="-7.71587" calcext:value-type="float">
            <text:p>-7.71587</text:p>
          </table:table-cell>
          <table:table-cell office:value-type="float" office:value="-0.02384" calcext:value-type="float">
            <text:p>-0.02384</text:p>
          </table:table-cell>
          <table:table-cell office:value-type="float" office:value="1.04084" calcext:value-type="float">
            <text:p>1.04084</text:p>
          </table:table-cell>
          <table:table-cell office:value-type="float" office:value="0.52027" calcext:value-type="float">
            <text:p>0.52027</text:p>
          </table:table-cell>
          <table:table-cell office:value-type="float" office:value="0.50024" calcext:value-type="float">
            <text:p>0.500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6781" calcext:value-type="float">
            <text:p>-0.06781</text:p>
          </table:table-cell>
          <table:table-cell office:value-type="float" office:value="5.07927" calcext:value-type="float">
            <text:p>5.07927</text:p>
          </table:table-cell>
          <table:table-cell office:value-type="float" office:value="4.67296" calcext:value-type="float">
            <text:p>4.67296</text:p>
          </table:table-cell>
          <table:table-cell office:value-type="float" office:value="-25.97017" calcext:value-type="float">
            <text:p>-25.97017</text:p>
          </table:table-cell>
          <table:table-cell office:value-type="float" office:value="0.02811" calcext:value-type="float">
            <text:p>0.02811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-0.01265" calcext:value-type="float">
            <text:p>-0.01265</text:p>
          </table:table-cell>
          <table:table-cell office:value-type="float" office:value="-5.77283" calcext:value-type="float">
            <text:p>-5.77283</text:p>
          </table:table-cell>
          <table:table-cell office:value-type="float" office:value="1.79702" calcext:value-type="float">
            <text:p>1.79702</text:p>
          </table:table-cell>
          <table:table-cell office:value-type="float" office:value="0.29223" calcext:value-type="float">
            <text:p>0.29223</text:p>
          </table:table-cell>
          <table:table-cell office:value-type="float" office:value="30.85484" calcext:value-type="float">
            <text:p>30.85484</text:p>
          </table:table-cell>
          <table:table-cell office:value-type="float" office:value="-7.55696" calcext:value-type="float">
            <text:p>-7.55696</text:p>
          </table:table-cell>
          <table:table-cell office:value-type="float" office:value="-0.01271" calcext:value-type="float">
            <text:p>-0.01271</text:p>
          </table:table-cell>
          <table:table-cell office:value-type="float" office:value="1.04974" calcext:value-type="float">
            <text:p>1.04974</text:p>
          </table:table-cell>
          <table:table-cell office:value-type="float" office:value="0.52027" calcext:value-type="float">
            <text:p>0.52027</text:p>
          </table:table-cell>
          <table:table-cell office:value-type="float" office:value="0.50024" calcext:value-type="float">
            <text:p>0.500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6835" calcext:value-type="float">
            <text:p>-0.06835</text:p>
          </table:table-cell>
          <table:table-cell office:value-type="float" office:value="4.93508" calcext:value-type="float">
            <text:p>4.93508</text:p>
          </table:table-cell>
          <table:table-cell office:value-type="float" office:value="2.20317" calcext:value-type="float">
            <text:p>2.20317</text:p>
          </table:table-cell>
          <table:table-cell office:value-type="float" office:value="-28.8151" calcext:value-type="float">
            <text:p>-28.8151</text:p>
          </table:table-cell>
          <table:table-cell office:value-type="float" office:value="0.02917" calcext:value-type="float">
            <text:p>0.02917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-0.01372" calcext:value-type="float">
            <text:p>-0.01372</text:p>
          </table:table-cell>
          <table:table-cell office:value-type="float" office:value="-5.61036" calcext:value-type="float">
            <text:p>-5.61036</text:p>
          </table:table-cell>
          <table:table-cell office:value-type="float" office:value="1.78933" calcext:value-type="float">
            <text:p>1.78933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30.71628" calcext:value-type="float">
            <text:p>30.71628</text:p>
          </table:table-cell>
          <table:table-cell office:value-type="float" office:value="-7.392" calcext:value-type="float">
            <text:p>-7.392</text:p>
          </table:table-cell>
          <table:table-cell office:value-type="float" office:value="-0.00087" calcext:value-type="float">
            <text:p>-0.00087</text:p>
          </table:table-cell>
          <table:table-cell office:value-type="float" office:value="1.05836" calcext:value-type="float">
            <text:p>1.05836</text:p>
          </table:table-cell>
          <table:table-cell office:value-type="float" office:value="0.52027" calcext:value-type="float">
            <text:p>0.52027</text:p>
          </table:table-cell>
          <table:table-cell office:value-type="float" office:value="0.50024" calcext:value-type="float">
            <text:p>0.500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6761" calcext:value-type="float">
            <text:p>-0.06761</text:p>
          </table:table-cell>
          <table:table-cell office:value-type="float" office:value="6.93313" calcext:value-type="float">
            <text:p>6.93313</text:p>
          </table:table-cell>
          <table:table-cell office:value-type="float" office:value="-15.65794" calcext:value-type="float">
            <text:p>-15.65794</text:p>
          </table:table-cell>
          <table:table-cell office:value-type="float" office:value="-29.31666" calcext:value-type="float">
            <text:p>-29.31666</text:p>
          </table:table-cell>
          <table:table-cell office:value-type="float" office:value="0.03032" calcext:value-type="float">
            <text:p>0.03032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-0.01487" calcext:value-type="float">
            <text:p>-0.01487</text:p>
          </table:table-cell>
          <table:table-cell office:value-type="float" office:value="-5.44264" calcext:value-type="float">
            <text:p>-5.44264</text:p>
          </table:table-cell>
          <table:table-cell office:value-type="float" office:value="1.78209" calcext:value-type="float">
            <text:p>1.78209</text:p>
          </table:table-cell>
          <table:table-cell office:value-type="float" office:value="0.3362" calcext:value-type="float">
            <text:p>0.3362</text:p>
          </table:table-cell>
          <table:table-cell office:value-type="float" office:value="30.57996" calcext:value-type="float">
            <text:p>30.57996</text:p>
          </table:table-cell>
          <table:table-cell office:value-type="float" office:value="-7.22149" calcext:value-type="float">
            <text:p>-7.22149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1.04641" calcext:value-type="float">
            <text:p>1.04641</text:p>
          </table:table-cell>
          <table:table-cell office:value-type="float" office:value="0.51783" calcext:value-type="float">
            <text:p>0.51783</text:p>
          </table:table-cell>
          <table:table-cell office:value-type="float" office:value="0.50269" calcext:value-type="float">
            <text:p>0.502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6949" calcext:value-type="float">
            <text:p>-0.06949</text:p>
          </table:table-cell>
          <table:table-cell office:value-type="float" office:value="4.1523" calcext:value-type="float">
            <text:p>4.1523</text:p>
          </table:table-cell>
          <table:table-cell office:value-type="float" office:value="-8.0211" calcext:value-type="float">
            <text:p>-8.0211</text:p>
          </table:table-cell>
          <table:table-cell office:value-type="float" office:value="-28.11817" calcext:value-type="float">
            <text:p>-28.11817</text:p>
          </table:table-cell>
          <table:table-cell office:value-type="float" office:value="0.03135" calcext:value-type="float">
            <text:p>0.03135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-0.01601" calcext:value-type="float">
            <text:p>-0.01601</text:p>
          </table:table-cell>
          <table:table-cell office:value-type="float" office:value="-5.2649" calcext:value-type="float">
            <text:p>-5.2649</text:p>
          </table:table-cell>
          <table:table-cell office:value-type="float" office:value="1.77571" calcext:value-type="float">
            <text:p>1.77571</text:p>
          </table:table-cell>
          <table:table-cell office:value-type="float" office:value="0.34639" calcext:value-type="float">
            <text:p>0.34639</text:p>
          </table:table-cell>
          <table:table-cell office:value-type="float" office:value="30.44241" calcext:value-type="float">
            <text:p>30.44241</text:p>
          </table:table-cell>
          <table:table-cell office:value-type="float" office:value="-7.04119" calcext:value-type="float">
            <text:p>-7.04119</text:p>
          </table:table-cell>
          <table:table-cell office:value-type="float" office:value="0.02332" calcext:value-type="float">
            <text:p>0.02332</text:p>
          </table:table-cell>
          <table:table-cell office:value-type="float" office:value="1.07657" calcext:value-type="float">
            <text:p>1.07657</text:p>
          </table:table-cell>
          <table:table-cell office:value-type="float" office:value="0.51783" calcext:value-type="float">
            <text:p>0.51783</text:p>
          </table:table-cell>
          <table:table-cell office:value-type="float" office:value="0.50024" calcext:value-type="float">
            <text:p>0.500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6993" calcext:value-type="float">
            <text:p>-0.06993</text:p>
          </table:table-cell>
          <table:table-cell office:value-type="float" office:value="4.11794" calcext:value-type="float">
            <text:p>4.11794</text:p>
          </table:table-cell>
          <table:table-cell office:value-type="float" office:value="-6.12782" calcext:value-type="float">
            <text:p>-6.12782</text:p>
          </table:table-cell>
          <table:table-cell office:value-type="float" office:value="-26.42291" calcext:value-type="float">
            <text:p>-26.42291</text:p>
          </table:table-cell>
          <table:table-cell office:value-type="float" office:value="0.03223" calcext:value-type="float">
            <text:p>0.03223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-0.01707" calcext:value-type="float">
            <text:p>-0.01707</text:p>
          </table:table-cell>
          <table:table-cell office:value-type="float" office:value="-5.08583" calcext:value-type="float">
            <text:p>-5.08583</text:p>
          </table:table-cell>
          <table:table-cell office:value-type="float" office:value="1.76905" calcext:value-type="float">
            <text:p>1.76905</text:p>
          </table:table-cell>
          <table:table-cell office:value-type="float" office:value="0.34899" calcext:value-type="float">
            <text:p>0.34899</text:p>
          </table:table-cell>
          <table:table-cell office:value-type="float" office:value="30.30887" calcext:value-type="float">
            <text:p>30.30887</text:p>
          </table:table-cell>
          <table:table-cell office:value-type="float" office:value="-6.85856" calcext:value-type="float">
            <text:p>-6.85856</text:p>
          </table:table-cell>
          <table:table-cell office:value-type="float" office:value="0.03476" calcext:value-type="float">
            <text:p>0.03476</text:p>
          </table:table-cell>
          <table:table-cell office:value-type="float" office:value="1.08363" calcext:value-type="float">
            <text:p>1.08363</text:p>
          </table:table-cell>
          <table:table-cell office:value-type="float" office:value="0.51783" calcext:value-type="float">
            <text:p>0.51783</text:p>
          </table:table-cell>
          <table:table-cell office:value-type="float" office:value="0.50024" calcext:value-type="float">
            <text:p>0.500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7037" calcext:value-type="float">
            <text:p>-0.07037</text:p>
          </table:table-cell>
          <table:table-cell office:value-type="float" office:value="4.12564" calcext:value-type="float">
            <text:p>4.12564</text:p>
          </table:table-cell>
          <table:table-cell office:value-type="float" office:value="-13.18662" calcext:value-type="float">
            <text:p>-13.18662</text:p>
          </table:table-cell>
          <table:table-cell office:value-type="float" office:value="-23.87717" calcext:value-type="float">
            <text:p>-23.87717</text:p>
          </table:table-cell>
          <table:table-cell office:value-type="float" office:value="0.03311" calcext:value-type="float">
            <text:p>0.03311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-0.01805" calcext:value-type="float">
            <text:p>-0.01805</text:p>
          </table:table-cell>
          <table:table-cell office:value-type="float" office:value="-4.90133" calcext:value-type="float">
            <text:p>-4.90133</text:p>
          </table:table-cell>
          <table:table-cell office:value-type="float" office:value="1.76223" calcext:value-type="float">
            <text:p>1.76223</text:p>
          </table:table-cell>
          <table:table-cell office:value-type="float" office:value="0.34492" calcext:value-type="float">
            <text:p>0.34492</text:p>
          </table:table-cell>
          <table:table-cell office:value-type="float" office:value="30.17586" calcext:value-type="float">
            <text:p>30.17586</text:p>
          </table:table-cell>
          <table:table-cell office:value-type="float" office:value="-6.66975" calcext:value-type="float">
            <text:p>-6.66975</text:p>
          </table:table-cell>
          <table:table-cell office:value-type="float" office:value="0.04543" calcext:value-type="float">
            <text:p>0.04543</text:p>
          </table:table-cell>
          <table:table-cell office:value-type="float" office:value="1.09061" calcext:value-type="float">
            <text:p>1.09061</text:p>
          </table:table-cell>
          <table:table-cell office:value-type="float" office:value="0.51637" calcext:value-type="float">
            <text:p>0.51637</text:p>
          </table:table-cell>
          <table:table-cell office:value-type="float" office:value="0.50024" calcext:value-type="float">
            <text:p>0.500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642" calcext:value-type="float">
            <text:p>-0.0642</text:p>
          </table:table-cell>
          <table:table-cell office:value-type="float" office:value="14.84719" calcext:value-type="float">
            <text:p>14.84719</text:p>
          </table:table-cell>
          <table:table-cell office:value-type="float" office:value="-32.37046" calcext:value-type="float">
            <text:p>-32.37046</text:p>
          </table:table-cell>
          <table:table-cell office:value-type="float" office:value="-18.85163" calcext:value-type="float">
            <text:p>-18.85163</text:p>
          </table:table-cell>
          <table:table-cell office:value-type="float" office:value="0.03513" calcext:value-type="float">
            <text:p>0.03513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-4.70722" calcext:value-type="float">
            <text:p>-4.70722</text:p>
          </table:table-cell>
          <table:table-cell office:value-type="float" office:value="1.75785" calcext:value-type="float">
            <text:p>1.75785</text:p>
          </table:table-cell>
          <table:table-cell office:value-type="float" office:value="0.33499" calcext:value-type="float">
            <text:p>0.33499</text:p>
          </table:table-cell>
          <table:table-cell office:value-type="float" office:value="30.04181" calcext:value-type="float">
            <text:p>30.04181</text:p>
          </table:table-cell>
          <table:table-cell office:value-type="float" office:value="-6.47332" calcext:value-type="float">
            <text:p>-6.47332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99193" calcext:value-type="float">
            <text:p>0.99193</text:p>
          </table:table-cell>
          <table:table-cell office:value-type="float" office:value="0.50464" calcext:value-type="float">
            <text:p>0.50464</text:p>
          </table:table-cell>
          <table:table-cell office:value-type="float" office:value="0.51685" calcext:value-type="float">
            <text:p>0.516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65" calcext:value-type="float">
            <text:p>-0.065</text:p>
          </table:table-cell>
          <table:table-cell office:value-type="float" office:value="10.23978" calcext:value-type="float">
            <text:p>10.23978</text:p>
          </table:table-cell>
          <table:table-cell office:value-type="float" office:value="-17.57624" calcext:value-type="float">
            <text:p>-17.57624</text:p>
          </table:table-cell>
          <table:table-cell office:value-type="float" office:value="-13.2686" calcext:value-type="float">
            <text:p>-13.2686</text:p>
          </table:table-cell>
          <table:table-cell office:value-type="float" office:value="0.03797" calcext:value-type="float">
            <text:p>0.03797</text:p>
          </table:table-cell>
          <table:table-cell office:value-type="float" office:value="0.00002" calcext:value-type="float">
            <text:p>2E-05</text:p>
          </table:table-cell>
          <table:table-cell office:value-type="float" office:value="-0.01953" calcext:value-type="float">
            <text:p>-0.01953</text:p>
          </table:table-cell>
          <table:table-cell office:value-type="float" office:value="-4.49909" calcext:value-type="float">
            <text:p>-4.49909</text:p>
          </table:table-cell>
          <table:table-cell office:value-type="float" office:value="1.76389" calcext:value-type="float">
            <text:p>1.76389</text:p>
          </table:table-cell>
          <table:table-cell office:value-type="float" office:value="0.32087" calcext:value-type="float">
            <text:p>0.32087</text:p>
          </table:table-cell>
          <table:table-cell office:value-type="float" office:value="29.90976" calcext:value-type="float">
            <text:p>29.90976</text:p>
          </table:table-cell>
          <table:table-cell office:value-type="float" office:value="-6.27284" calcext:value-type="float">
            <text:p>-6.27284</text:p>
          </table:table-cell>
          <table:table-cell office:value-type="float" office:value="0.06348" calcext:value-type="float">
            <text:p>0.06348</text:p>
          </table:table-cell>
          <table:table-cell office:value-type="float" office:value="1.00465" calcext:value-type="float">
            <text:p>1.00465</text:p>
          </table:table-cell>
          <table:table-cell office:value-type="float" office:value="0.50415" calcext:value-type="float">
            <text:p>0.50415</text:p>
          </table:table-cell>
          <table:table-cell office:value-type="float" office:value="0.52223" calcext:value-type="float">
            <text:p>0.522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8459" calcext:value-type="float">
            <text:p>-0.08459</text:p>
          </table:table-cell>
          <table:table-cell office:value-type="float" office:value="-25.75333" calcext:value-type="float">
            <text:p>-25.75333</text:p>
          </table:table-cell>
          <table:table-cell office:value-type="float" office:value="-22.13285" calcext:value-type="float">
            <text:p>-22.13285</text:p>
          </table:table-cell>
          <table:table-cell office:value-type="float" office:value="-7.95088" calcext:value-type="float">
            <text:p>-7.95088</text:p>
          </table:table-cell>
          <table:table-cell office:value-type="float" office:value="0.03685" calcext:value-type="float">
            <text:p>0.03685</text:p>
          </table:table-cell>
          <table:table-cell office:value-type="float" office:value="-0.00096" calcext:value-type="float">
            <text:p>-0.00096</text:p>
          </table:table-cell>
          <table:table-cell office:value-type="float" office:value="-0.01995" calcext:value-type="float">
            <text:p>-0.01995</text:p>
          </table:table-cell>
          <table:table-cell office:value-type="float" office:value="-4.28121" calcext:value-type="float">
            <text:p>-4.28121</text:p>
          </table:table-cell>
          <table:table-cell office:value-type="float" office:value="1.76824" calcext:value-type="float">
            <text:p>1.76824</text:p>
          </table:table-cell>
          <table:table-cell office:value-type="float" office:value="0.30374" calcext:value-type="float">
            <text:p>0.30374</text:p>
          </table:table-cell>
          <table:table-cell office:value-type="float" office:value="29.77629" calcext:value-type="float">
            <text:p>29.77629</text:p>
          </table:table-cell>
          <table:table-cell office:value-type="float" office:value="-6.06069" calcext:value-type="float">
            <text:p>-6.06069</text:p>
          </table:table-cell>
          <table:table-cell office:value-type="float" office:value="0.07064" calcext:value-type="float">
            <text:p>0.07064</text:p>
          </table:table-cell>
          <table:table-cell office:value-type="float" office:value="1.31822" calcext:value-type="float">
            <text:p>1.31822</text:p>
          </table:table-cell>
          <table:table-cell office:value-type="float" office:value="0.50024" calcext:value-type="float">
            <text:p>0.50024</text:p>
          </table:table-cell>
          <table:table-cell office:value-type="float" office:value="0.48266" calcext:value-type="float">
            <text:p>0.482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7183" calcext:value-type="float">
            <text:p>-0.27183</text:p>
          </table:table-cell>
          <table:table-cell office:value-type="float" office:value="-323.80203" calcext:value-type="float">
            <text:p>-323.80203</text:p>
          </table:table-cell>
          <table:table-cell office:value-type="float" office:value="-11.52491" calcext:value-type="float">
            <text:p>-11.52491</text:p>
          </table:table-cell>
          <table:table-cell office:value-type="float" office:value="-3.28189" calcext:value-type="float">
            <text:p>-3.28189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-0.00164" calcext:value-type="float">
            <text:p>-0.00164</text:p>
          </table:table-cell>
          <table:table-cell office:value-type="float" office:value="-0.02017" calcext:value-type="float">
            <text:p>-0.02017</text:p>
          </table:table-cell>
          <table:table-cell office:value-type="float" office:value="-4.13385" calcext:value-type="float">
            <text:p>-4.13385</text:p>
          </table:table-cell>
          <table:table-cell office:value-type="float" office:value="1.6879" calcext:value-type="float">
            <text:p>1.6879</text:p>
          </table:table-cell>
          <table:table-cell office:value-type="float" office:value="0.28513" calcext:value-type="float">
            <text:p>0.28513</text:p>
          </table:table-cell>
          <table:table-cell office:value-type="float" office:value="29.6421" calcext:value-type="float">
            <text:p>29.6421</text:p>
          </table:table-cell>
          <table:table-cell office:value-type="float" office:value="-5.83447" calcext:value-type="float">
            <text:p>-5.83447</text:p>
          </table:table-cell>
          <table:table-cell office:value-type="float" office:value="0.07649" calcext:value-type="float">
            <text:p>0.07649</text:p>
          </table:table-cell>
          <table:table-cell office:value-type="float" office:value="4.31399" calcext:value-type="float">
            <text:p>4.31399</text:p>
          </table:table-cell>
          <table:table-cell office:value-type="float" office:value="0.50024" calcext:value-type="float">
            <text:p>0.50024</text:p>
          </table:table-cell>
          <table:table-cell office:value-type="float" office:value="0.32291" calcext:value-type="float">
            <text:p>0.322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75081" calcext:value-type="float">
            <text:p>-0.75081</text:p>
          </table:table-cell>
          <table:table-cell office:value-type="float" office:value="-916.41125" calcext:value-type="float">
            <text:p>-916.41125</text:p>
          </table:table-cell>
          <table:table-cell office:value-type="float" office:value="-1.98327" calcext:value-type="float">
            <text:p>-1.98327</text:p>
          </table:table-cell>
          <table:table-cell office:value-type="float" office:value="-0.35062" calcext:value-type="float">
            <text:p>-0.35062</text:p>
          </table:table-cell>
          <table:table-cell office:value-type="float" office:value="-0.13519" calcext:value-type="float">
            <text:p>-0.13519</text:p>
          </table:table-cell>
          <table:table-cell office:value-type="float" office:value="-0.00205" calcext:value-type="float">
            <text:p>-0.00205</text:p>
          </table:table-cell>
          <table:table-cell office:value-type="float" office:value="-0.02022" calcext:value-type="float">
            <text:p>-0.02022</text:p>
          </table:table-cell>
          <table:table-cell office:value-type="float" office:value="-4.4833" calcext:value-type="float">
            <text:p>-4.4833</text:p>
          </table:table-cell>
          <table:table-cell office:value-type="float" office:value="1.12234" calcext:value-type="float">
            <text:p>1.12234</text:p>
          </table:table-cell>
          <table:table-cell office:value-type="float" office:value="0.26621" calcext:value-type="float">
            <text:p>0.26621</text:p>
          </table:table-cell>
          <table:table-cell office:value-type="float" office:value="29.50994" calcext:value-type="float">
            <text:p>29.50994</text:p>
          </table:table-cell>
          <table:table-cell office:value-type="float" office:value="-5.62097" calcext:value-type="float">
            <text:p>-5.62097</text:p>
          </table:table-cell>
          <table:table-cell office:value-type="float" office:value="0.08118" calcext:value-type="float">
            <text:p>0.08118</text:p>
          </table:table-cell>
          <table:table-cell office:value-type="float" office:value="11.97767" calcext:value-type="float">
            <text:p>11.97767</text:p>
          </table:table-cell>
          <table:table-cell office:value-type="float" office:value="0.50024" calcext:value-type="float">
            <text:p>0.50024</text:p>
          </table:table-cell>
          <table:table-cell office:value-type="float" office:value="0.08696" calcext:value-type="float">
            <text:p>0.086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867.46594" calcext:value-type="float">
            <text:p>-867.46594</text:p>
          </table:table-cell>
          <table:table-cell office:value-type="float" office:value="13.00647" calcext:value-type="float">
            <text:p>13.00647</text:p>
          </table:table-cell>
          <table:table-cell office:value-type="float" office:value="0.07975" calcext:value-type="float">
            <text:p>0.07975</text:p>
          </table:table-cell>
          <table:table-cell office:value-type="float" office:value="-0.35356" calcext:value-type="float">
            <text:p>-0.35356</text:p>
          </table:table-cell>
          <table:table-cell office:value-type="float" office:value="-0.00228" calcext:value-type="float">
            <text:p>-0.00228</text:p>
          </table:table-cell>
          <table:table-cell office:value-type="float" office:value="-0.02018" calcext:value-type="float">
            <text:p>-0.02018</text:p>
          </table:table-cell>
          <table:table-cell office:value-type="float" office:value="-5.98985" calcext:value-type="float">
            <text:p>-5.98985</text:p>
          </table:table-cell>
          <table:table-cell office:value-type="float" office:value="-0.39356" calcext:value-type="float">
            <text:p>-0.39356</text:p>
          </table:table-cell>
          <table:table-cell office:value-type="float" office:value="0.24747" calcext:value-type="float">
            <text:p>0.24747</text:p>
          </table:table-cell>
          <table:table-cell office:value-type="float" office:value="29.39573" calcext:value-type="float">
            <text:p>29.39573</text:p>
          </table:table-cell>
          <table:table-cell office:value-type="float" office:value="-5.61575" calcext:value-type="float">
            <text:p>-5.61575</text:p>
          </table:table-cell>
          <table:table-cell office:value-type="float" office:value="0.08589" calcext:value-type="float">
            <text:p>0.08589</text:p>
          </table:table-cell>
          <table:table-cell office:value-type="float" office:value="15.96471" calcext:value-type="float">
            <text:p>15.96471</text:p>
          </table:table-cell>
          <table:table-cell office:value-type="float" office:value="0.50024" calcext:value-type="float">
            <text:p>0.50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53.65991" calcext:value-type="float">
            <text:p>-453.65991</text:p>
          </table:table-cell>
          <table:table-cell office:value-type="float" office:value="27.01743" calcext:value-type="float">
            <text:p>27.01743</text:p>
          </table:table-cell>
          <table:table-cell office:value-type="float" office:value="-1.31678" calcext:value-type="float">
            <text:p>-1.31678</text:p>
          </table:table-cell>
          <table:table-cell office:value-type="float" office:value="-0.49017" calcext:value-type="float">
            <text:p>-0.49017</text:p>
          </table:table-cell>
          <table:table-cell office:value-type="float" office:value="-0.00214" calcext:value-type="float">
            <text:p>-0.00214</text:p>
          </table:table-cell>
          <table:table-cell office:value-type="float" office:value="-0.02014" calcext:value-type="float">
            <text:p>-0.02014</text:p>
          </table:table-cell>
          <table:table-cell office:value-type="float" office:value="-8.52999" calcext:value-type="float">
            <text:p>-8.52999</text:p>
          </table:table-cell>
          <table:table-cell office:value-type="float" office:value="-2.43818" calcext:value-type="float">
            <text:p>-2.43818</text:p>
          </table:table-cell>
          <table:table-cell office:value-type="float" office:value="0.22923" calcext:value-type="float">
            <text:p>0.22923</text:p>
          </table:table-cell>
          <table:table-cell office:value-type="float" office:value="29.32531" calcext:value-type="float">
            <text:p>29.32531</text:p>
          </table:table-cell>
          <table:table-cell office:value-type="float" office:value="-6.11451" calcext:value-type="float">
            <text:p>-6.11451</text:p>
          </table:table-cell>
          <table:table-cell office:value-type="float" office:value="0.0939" calcext:value-type="float">
            <text:p>0.0939</text:p>
          </table:table-cell>
          <table:table-cell office:value-type="float" office:value="15.96471" calcext:value-type="float">
            <text:p>15.96471</text:p>
          </table:table-cell>
          <table:table-cell office:value-type="float" office:value="0.50024" calcext:value-type="float">
            <text:p>0.50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82.08827" calcext:value-type="float">
            <text:p>-182.08827</text:p>
          </table:table-cell>
          <table:table-cell office:value-type="float" office:value="30.48598" calcext:value-type="float">
            <text:p>30.48598</text:p>
          </table:table-cell>
          <table:table-cell office:value-type="float" office:value="-1.5794" calcext:value-type="float">
            <text:p>-1.5794</text:p>
          </table:table-cell>
          <table:table-cell office:value-type="float" office:value="-0.55355" calcext:value-type="float">
            <text:p>-0.55355</text:p>
          </table:table-cell>
          <table:table-cell office:value-type="float" office:value="-0.00186" calcext:value-type="float">
            <text:p>-0.00186</text:p>
          </table:table-cell>
          <table:table-cell office:value-type="float" office:value="-0.02013" calcext:value-type="float">
            <text:p>-0.02013</text:p>
          </table:table-cell>
          <table:table-cell office:value-type="float" office:value="-11.60872" calcext:value-type="float">
            <text:p>-11.60872</text:p>
          </table:table-cell>
          <table:table-cell office:value-type="float" office:value="-4.419" calcext:value-type="float">
            <text:p>-4.419</text:p>
          </table:table-cell>
          <table:table-cell office:value-type="float" office:value="0.21117" calcext:value-type="float">
            <text:p>0.21117</text:p>
          </table:table-cell>
          <table:table-cell office:value-type="float" office:value="29.30668" calcext:value-type="float">
            <text:p>29.30668</text:p>
          </table:table-cell>
          <table:table-cell office:value-type="float" office:value="-7.21275" calcext:value-type="float">
            <text:p>-7.21275</text:p>
          </table:table-cell>
          <table:table-cell office:value-type="float" office:value="0.14826" calcext:value-type="float">
            <text:p>0.14826</text:p>
          </table:table-cell>
          <table:table-cell office:value-type="float" office:value="15.96471" calcext:value-type="float">
            <text:p>15.96471</text:p>
          </table:table-cell>
          <table:table-cell office:value-type="float" office:value="0.50024" calcext:value-type="float">
            <text:p>0.50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9.59873" calcext:value-type="float">
            <text:p>-39.59873</text:p>
          </table:table-cell>
          <table:table-cell office:value-type="float" office:value="31.36177" calcext:value-type="float">
            <text:p>31.36177</text:p>
          </table:table-cell>
          <table:table-cell office:value-type="float" office:value="-0.01417" calcext:value-type="float">
            <text:p>-0.01417</text:p>
          </table:table-cell>
          <table:table-cell office:value-type="float" office:value="-0.5747" calcext:value-type="float">
            <text:p>-0.5747</text:p>
          </table:table-cell>
          <table:table-cell office:value-type="float" office:value="-0.00155" calcext:value-type="float">
            <text:p>-0.00155</text:p>
          </table:table-cell>
          <table:table-cell office:value-type="float" office:value="-0.02009" calcext:value-type="float">
            <text:p>-0.02009</text:p>
          </table:table-cell>
          <table:table-cell office:value-type="float" office:value="-14.97296" calcext:value-type="float">
            <text:p>-14.97296</text:p>
          </table:table-cell>
          <table:table-cell office:value-type="float" office:value="-6.10056" calcext:value-type="float">
            <text:p>-6.10056</text:p>
          </table:table-cell>
          <table:table-cell office:value-type="float" office:value="0.19283" calcext:value-type="float">
            <text:p>0.19283</text:p>
          </table:table-cell>
          <table:table-cell office:value-type="float" office:value="29.33839" calcext:value-type="float">
            <text:p>29.33839</text:p>
          </table:table-cell>
          <table:table-cell office:value-type="float" office:value="-8.89209" calcext:value-type="float">
            <text:p>-8.89209</text:p>
          </table:table-cell>
          <table:table-cell office:value-type="float" office:value="0.54494" calcext:value-type="float">
            <text:p>0.54494</text:p>
          </table:table-cell>
          <table:table-cell office:value-type="float" office:value="15.96471" calcext:value-type="float">
            <text:p>15.96471</text:p>
          </table:table-cell>
          <table:table-cell office:value-type="float" office:value="0.50024" calcext:value-type="float">
            <text:p>0.50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8.32898" calcext:value-type="float">
            <text:p>-8.32898</text:p>
          </table:table-cell>
          <table:table-cell office:value-type="float" office:value="31.50003" calcext:value-type="float">
            <text:p>31.50003</text:p>
          </table:table-cell>
          <table:table-cell office:value-type="float" office:value="2.81676" calcext:value-type="float">
            <text:p>2.81676</text:p>
          </table:table-cell>
          <table:table-cell office:value-type="float" office:value="-0.5777" calcext:value-type="float">
            <text:p>-0.5777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1999" calcext:value-type="float">
            <text:p>-0.01999</text:p>
          </table:table-cell>
          <table:table-cell office:value-type="float" office:value="-18.39664" calcext:value-type="float">
            <text:p>-18.39664</text:p>
          </table:table-cell>
          <table:table-cell office:value-type="float" office:value="-7.36066" calcext:value-type="float">
            <text:p>-7.36066</text:p>
          </table:table-cell>
          <table:table-cell office:value-type="float" office:value="0.17477" calcext:value-type="float">
            <text:p>0.17477</text:p>
          </table:table-cell>
          <table:table-cell office:value-type="float" office:value="29.41815" calcext:value-type="float">
            <text:p>29.41815</text:p>
          </table:table-cell>
          <table:table-cell office:value-type="float" office:value="-11.04836" calcext:value-type="float">
            <text:p>-11.04836</text:p>
          </table:table-cell>
          <table:table-cell office:value-type="float" office:value="0.92186" calcext:value-type="float">
            <text:p>0.92186</text:p>
          </table:table-cell>
          <table:table-cell office:value-type="float" office:value="15.96471" calcext:value-type="float">
            <text:p>15.96471</text:p>
          </table:table-cell>
          <table:table-cell office:value-type="float" office:value="0.50024" calcext:value-type="float">
            <text:p>0.50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9.95003" calcext:value-type="float">
            <text:p>-19.95003</text:p>
          </table:table-cell>
          <table:table-cell office:value-type="float" office:value="28.49667" calcext:value-type="float">
            <text:p>28.49667</text:p>
          </table:table-cell>
          <table:table-cell office:value-type="float" office:value="6.4726" calcext:value-type="float">
            <text:p>6.4726</text:p>
          </table:table-cell>
          <table:table-cell office:value-type="float" office:value="-0.58062" calcext:value-type="float">
            <text:p>-0.58062</text:p>
          </table:table-cell>
          <table:table-cell office:value-type="float" office:value="-0.00096" calcext:value-type="float">
            <text:p>-0.00096</text:p>
          </table:table-cell>
          <table:table-cell office:value-type="float" office:value="-0.01975" calcext:value-type="float">
            <text:p>-0.01975</text:p>
          </table:table-cell>
          <table:table-cell office:value-type="float" office:value="-21.84266" calcext:value-type="float">
            <text:p>-21.84266</text:p>
          </table:table-cell>
          <table:table-cell office:value-type="float" office:value="-8.22564" calcext:value-type="float">
            <text:p>-8.22564</text:p>
          </table:table-cell>
          <table:table-cell office:value-type="float" office:value="0.15731" calcext:value-type="float">
            <text:p>0.15731</text:p>
          </table:table-cell>
          <table:table-cell office:value-type="float" office:value="29.54609" calcext:value-type="float">
            <text:p>29.54609</text:p>
          </table:table-cell>
          <table:table-cell office:value-type="float" office:value="-13.61788" calcext:value-type="float">
            <text:p>-13.61788</text:p>
          </table:table-cell>
          <table:table-cell office:value-type="float" office:value="1.28064" calcext:value-type="float">
            <text:p>1.28064</text:p>
          </table:table-cell>
          <table:table-cell office:value-type="float" office:value="15.96471" calcext:value-type="float">
            <text:p>15.96471</text:p>
          </table:table-cell>
          <table:table-cell office:value-type="float" office:value="0.50024" calcext:value-type="float">
            <text:p>0.50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4.89205" calcext:value-type="float">
            <text:p>-34.89205</text:p>
          </table:table-cell>
          <table:table-cell office:value-type="float" office:value="26.96813" calcext:value-type="float">
            <text:p>26.96813</text:p>
          </table:table-cell>
          <table:table-cell office:value-type="float" office:value="9.55126" calcext:value-type="float">
            <text:p>9.55126</text:p>
          </table:table-cell>
          <table:table-cell office:value-type="float" office:value="-0.58619" calcext:value-type="float">
            <text:p>-0.58619</text:p>
          </table:table-cell>
          <table:table-cell office:value-type="float" office:value="-0.00083" calcext:value-type="float">
            <text:p>-0.00083</text:p>
          </table:table-cell>
          <table:table-cell office:value-type="float" office:value="-0.01942" calcext:value-type="float">
            <text:p>-0.01942</text:p>
          </table:table-cell>
          <table:table-cell office:value-type="float" office:value="-25.06837" calcext:value-type="float">
            <text:p>-25.06837</text:p>
          </table:table-cell>
          <table:table-cell office:value-type="float" office:value="-8.80567" calcext:value-type="float">
            <text:p>-8.80567</text:p>
          </table:table-cell>
          <table:table-cell office:value-type="float" office:value="0.14207" calcext:value-type="float">
            <text:p>0.14207</text:p>
          </table:table-cell>
          <table:table-cell office:value-type="float" office:value="29.7017" calcext:value-type="float">
            <text:p>29.7017</text:p>
          </table:table-cell>
          <table:table-cell office:value-type="float" office:value="-16.24969" calcext:value-type="float">
            <text:p>-16.24969</text:p>
          </table:table-cell>
          <table:table-cell office:value-type="float" office:value="1.59773" calcext:value-type="float">
            <text:p>1.59773</text:p>
          </table:table-cell>
          <table:table-cell office:value-type="float" office:value="15.96471" calcext:value-type="float">
            <text:p>15.96471</text:p>
          </table:table-cell>
          <table:table-cell office:value-type="float" office:value="0.50024" calcext:value-type="float">
            <text:p>0.50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8.96019" calcext:value-type="float">
            <text:p>-48.96019</text:p>
          </table:table-cell>
          <table:table-cell office:value-type="float" office:value="25.89629" calcext:value-type="float">
            <text:p>25.89629</text:p>
          </table:table-cell>
          <table:table-cell office:value-type="float" office:value="12.16089" calcext:value-type="float">
            <text:p>12.16089</text:p>
          </table:table-cell>
          <table:table-cell office:value-type="float" office:value="-0.59458" calcext:value-type="float">
            <text:p>-0.59458</text:p>
          </table:table-cell>
          <table:table-cell office:value-type="float" office:value="-0.00074" calcext:value-type="float">
            <text:p>-0.00074</text:p>
          </table:table-cell>
          <table:table-cell office:value-type="float" office:value="-0.01899" calcext:value-type="float">
            <text:p>-0.01899</text:p>
          </table:table-cell>
          <table:table-cell office:value-type="float" office:value="-28.2909" calcext:value-type="float">
            <text:p>-28.2909</text:p>
          </table:table-cell>
          <table:table-cell office:value-type="float" office:value="-9.2527" calcext:value-type="float">
            <text:p>-9.2527</text:p>
          </table:table-cell>
          <table:table-cell office:value-type="float" office:value="0.12824" calcext:value-type="float">
            <text:p>0.12824</text:p>
          </table:table-cell>
          <table:table-cell office:value-type="float" office:value="29.88783" calcext:value-type="float">
            <text:p>29.88783</text:p>
          </table:table-cell>
          <table:table-cell office:value-type="float" office:value="-19.00871" calcext:value-type="float">
            <text:p>-19.00871</text:p>
          </table:table-cell>
          <table:table-cell office:value-type="float" office:value="1.89608" calcext:value-type="float">
            <text:p>1.89608</text:p>
          </table:table-cell>
          <table:table-cell office:value-type="float" office:value="15.96471" calcext:value-type="float">
            <text:p>15.96471</text:p>
          </table:table-cell>
          <table:table-cell office:value-type="float" office:value="0.50024" calcext:value-type="float">
            <text:p>0.50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61.92825" calcext:value-type="float">
            <text:p>-61.92825</text:p>
          </table:table-cell>
          <table:table-cell office:value-type="float" office:value="25.25421" calcext:value-type="float">
            <text:p>25.25421</text:p>
          </table:table-cell>
          <table:table-cell office:value-type="float" office:value="14.30471" calcext:value-type="float">
            <text:p>14.30471</text:p>
          </table:table-cell>
          <table:table-cell office:value-type="float" office:value="-0.60571" calcext:value-type="float">
            <text:p>-0.60571</text:p>
          </table:table-cell>
          <table:table-cell office:value-type="float" office:value="-0.00068" calcext:value-type="float">
            <text:p>-0.00068</text:p>
          </table:table-cell>
          <table:table-cell office:value-type="float" office:value="-0.01848" calcext:value-type="float">
            <text:p>-0.01848</text:p>
          </table:table-cell>
          <table:table-cell office:value-type="float" office:value="-31.58846" calcext:value-type="float">
            <text:p>-31.58846</text:p>
          </table:table-cell>
          <table:table-cell office:value-type="float" office:value="-9.63172" calcext:value-type="float">
            <text:p>-9.63172</text:p>
          </table:table-cell>
          <table:table-cell office:value-type="float" office:value="0.11577" calcext:value-type="float">
            <text:p>0.11577</text:p>
          </table:table-cell>
          <table:table-cell office:value-type="float" office:value="30.10859" calcext:value-type="float">
            <text:p>30.10859</text:p>
          </table:table-cell>
          <table:table-cell office:value-type="float" office:value="-21.90801" calcext:value-type="float">
            <text:p>-21.90801</text:p>
          </table:table-cell>
          <table:table-cell office:value-type="float" office:value="2.18238" calcext:value-type="float">
            <text:p>2.18238</text:p>
          </table:table-cell>
          <table:table-cell office:value-type="float" office:value="15.96471" calcext:value-type="float">
            <text:p>15.96471</text:p>
          </table:table-cell>
          <table:table-cell office:value-type="float" office:value="0.50024" calcext:value-type="float">
            <text:p>0.50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75.43236" calcext:value-type="float">
            <text:p>-75.43236</text:p>
          </table:table-cell>
          <table:table-cell office:value-type="float" office:value="24.80562" calcext:value-type="float">
            <text:p>24.80562</text:p>
          </table:table-cell>
          <table:table-cell office:value-type="float" office:value="16.12773" calcext:value-type="float">
            <text:p>16.12773</text:p>
          </table:table-cell>
          <table:table-cell office:value-type="float" office:value="-0.62067" calcext:value-type="float">
            <text:p>-0.62067</text:p>
          </table:table-cell>
          <table:table-cell office:value-type="float" office:value="-0.00062" calcext:value-type="float">
            <text:p>-0.00062</text:p>
          </table:table-cell>
          <table:table-cell office:value-type="float" office:value="-0.01784" calcext:value-type="float">
            <text:p>-0.01784</text:p>
          </table:table-cell>
          <table:table-cell office:value-type="float" office:value="-35.25087" calcext:value-type="float">
            <text:p>-35.25087</text:p>
          </table:table-cell>
          <table:table-cell office:value-type="float" office:value="-10.00486" calcext:value-type="float">
            <text:p>-10.00486</text:p>
          </table:table-cell>
          <table:table-cell office:value-type="float" office:value="0.10407" calcext:value-type="float">
            <text:p>0.10407</text:p>
          </table:table-cell>
          <table:table-cell office:value-type="float" office:value="30.39029" calcext:value-type="float">
            <text:p>30.39029</text:p>
          </table:table-cell>
          <table:table-cell office:value-type="float" office:value="-25.17327" calcext:value-type="float">
            <text:p>-25.17327</text:p>
          </table:table-cell>
          <table:table-cell office:value-type="float" office:value="2.47844" calcext:value-type="float">
            <text:p>2.47844</text:p>
          </table:table-cell>
          <table:table-cell office:value-type="float" office:value="15.96471" calcext:value-type="float">
            <text:p>15.96471</text:p>
          </table:table-cell>
          <table:table-cell office:value-type="float" office:value="0.50024" calcext:value-type="float">
            <text:p>0.50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57494" calcext:value-type="float">
            <text:p>-0.57494</text:p>
          </table:table-cell>
          <table:table-cell office:value-type="float" office:value="579.95007" calcext:value-type="float">
            <text:p>579.95007</text:p>
          </table:table-cell>
          <table:table-cell office:value-type="float" office:value="27.30303" calcext:value-type="float">
            <text:p>27.30303</text:p>
          </table:table-cell>
          <table:table-cell office:value-type="float" office:value="17.2501" calcext:value-type="float">
            <text:p>17.2501</text:p>
          </table:table-cell>
          <table:table-cell office:value-type="float" office:value="-0.60207" calcext:value-type="float">
            <text:p>-0.60207</text:p>
          </table:table-cell>
          <table:table-cell office:value-type="float" office:value="-0.00043" calcext:value-type="float">
            <text:p>-0.00043</text:p>
          </table:table-cell>
          <table:table-cell office:value-type="float" office:value="-0.01719" calcext:value-type="float">
            <text:p>-0.01719</text:p>
          </table:table-cell>
          <table:table-cell office:value-type="float" office:value="-38.80393" calcext:value-type="float">
            <text:p>-38.80393</text:p>
          </table:table-cell>
          <table:table-cell office:value-type="float" office:value="-10.30294" calcext:value-type="float">
            <text:p>-10.30294</text:p>
          </table:table-cell>
          <table:table-cell office:value-type="float" office:value="0.09488" calcext:value-type="float">
            <text:p>0.09488</text:p>
          </table:table-cell>
          <table:table-cell office:value-type="float" office:value="30.70815" calcext:value-type="float">
            <text:p>30.70815</text:p>
          </table:table-cell>
          <table:table-cell office:value-type="float" office:value="-28.40171" calcext:value-type="float">
            <text:p>-28.40171</text:p>
          </table:table-cell>
          <table:table-cell office:value-type="float" office:value="2.74713" calcext:value-type="float">
            <text:p>2.74713</text:p>
          </table:table-cell>
          <table:table-cell office:value-type="float" office:value="9.16371" calcext:value-type="float">
            <text:p>9.16371</text:p>
          </table:table-cell>
          <table:table-cell office:value-type="float" office:value="0.50122" calcext:value-type="float">
            <text:p>0.50122</text:p>
          </table:table-cell>
          <table:table-cell office:value-type="float" office:value="0.09624" calcext:value-type="float">
            <text:p>0.096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3192" calcext:value-type="float">
            <text:p>0.13192</text:p>
          </table:table-cell>
          <table:table-cell office:value-type="float" office:value="1486.05029" calcext:value-type="float">
            <text:p>1486.05029</text:p>
          </table:table-cell>
          <table:table-cell office:value-type="float" office:value="21.04878" calcext:value-type="float">
            <text:p>21.04878</text:p>
          </table:table-cell>
          <table:table-cell office:value-type="float" office:value="19.57237" calcext:value-type="float">
            <text:p>19.57237</text:p>
          </table:table-cell>
          <table:table-cell office:value-type="float" office:value="-0.36446" calcext:value-type="float">
            <text:p>-0.36446</text:p>
          </table:table-cell>
          <table:table-cell office:value-type="float" office:value="-0.00018" calcext:value-type="float">
            <text:p>-0.00018</text:p>
          </table:table-cell>
          <table:table-cell office:value-type="float" office:value="-0.01646" calcext:value-type="float">
            <text:p>-0.01646</text:p>
          </table:table-cell>
          <table:table-cell office:value-type="float" office:value="-41.70278" calcext:value-type="float">
            <text:p>-41.70278</text:p>
          </table:table-cell>
          <table:table-cell office:value-type="float" office:value="-9.79839" calcext:value-type="float">
            <text:p>-9.79839</text:p>
          </table:table-cell>
          <table:table-cell office:value-type="float" office:value="0.08755" calcext:value-type="float">
            <text:p>0.08755</text:p>
          </table:table-cell>
          <table:table-cell office:value-type="float" office:value="31.08545" calcext:value-type="float">
            <text:p>31.08545</text:p>
          </table:table-cell>
          <table:table-cell office:value-type="float" office:value="-31.77124" calcext:value-type="float">
            <text:p>-31.77124</text:p>
          </table:table-cell>
          <table:table-cell office:value-type="float" office:value="3.00974" calcext:value-type="float">
            <text:p>3.00974</text:p>
          </table:table-cell>
          <table:table-cell office:value-type="float" office:value="-2.67364" calcext:value-type="float">
            <text:p>-2.67364</text:p>
          </table:table-cell>
          <table:table-cell office:value-type="float" office:value="0.50024" calcext:value-type="float">
            <text:p>0.50024</text:p>
          </table:table-cell>
          <table:table-cell office:value-type="float" office:value="0.32487" calcext:value-type="float">
            <text:p>0.324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21659" calcext:value-type="float">
            <text:p>0.21659</text:p>
          </table:table-cell>
          <table:table-cell office:value-type="float" office:value="1864.34998" calcext:value-type="float">
            <text:p>1864.34998</text:p>
          </table:table-cell>
          <table:table-cell office:value-type="float" office:value="-8.01806" calcext:value-type="float">
            <text:p>-8.01806</text:p>
          </table:table-cell>
          <table:table-cell office:value-type="float" office:value="19.7837" calcext:value-type="float">
            <text:p>19.7837</text:p>
          </table:table-cell>
          <table:table-cell office:value-type="float" office:value="0.01953" calcext:value-type="float">
            <text:p>0.01953</text:p>
          </table:table-cell>
          <table:table-cell office:value-type="float" office:value="-0.00047" calcext:value-type="float">
            <text:p>-0.00047</text:p>
          </table:table-cell>
          <table:table-cell office:value-type="float" office:value="-0.01569" calcext:value-type="float">
            <text:p>-0.01569</text:p>
          </table:table-cell>
          <table:table-cell office:value-type="float" office:value="-42.66915" calcext:value-type="float">
            <text:p>-42.66915</text:p>
          </table:table-cell>
          <table:table-cell office:value-type="float" office:value="-7.89633" calcext:value-type="float">
            <text:p>-7.89633</text:p>
          </table:table-cell>
          <table:table-cell office:value-type="float" office:value="0.08245" calcext:value-type="float">
            <text:p>0.08245</text:p>
          </table:table-cell>
          <table:table-cell office:value-type="float" office:value="31.41879" calcext:value-type="float">
            <text:p>31.41879</text:p>
          </table:table-cell>
          <table:table-cell office:value-type="float" office:value="-34.60356" calcext:value-type="float">
            <text:p>-34.60356</text:p>
          </table:table-cell>
          <table:table-cell office:value-type="float" office:value="2.57618" calcext:value-type="float">
            <text:p>2.57618</text:p>
          </table:table-cell>
          <table:table-cell office:value-type="float" office:value="-4.3671" calcext:value-type="float">
            <text:p>-4.3671</text:p>
          </table:table-cell>
          <table:table-cell office:value-type="float" office:value="0.50024" calcext:value-type="float">
            <text:p>0.50024</text:p>
          </table:table-cell>
          <table:table-cell office:value-type="float" office:value="0.53933" calcext:value-type="float">
            <text:p>0.539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7417" calcext:value-type="float">
            <text:p>0.37417</text:p>
          </table:table-cell>
          <table:table-cell office:value-type="float" office:value="1944.46069" calcext:value-type="float">
            <text:p>1944.46069</text:p>
          </table:table-cell>
          <table:table-cell office:value-type="float" office:value="-8.78795" calcext:value-type="float">
            <text:p>-8.78795</text:p>
          </table:table-cell>
          <table:table-cell office:value-type="float" office:value="17.679" calcext:value-type="float">
            <text:p>17.679</text:p>
          </table:table-cell>
          <table:table-cell office:value-type="float" office:value="0.39392" calcext:value-type="float">
            <text:p>0.39392</text:p>
          </table:table-cell>
          <table:table-cell office:value-type="float" office:value="-0.00045" calcext:value-type="float">
            <text:p>-0.00045</text:p>
          </table:table-cell>
          <table:table-cell office:value-type="float" office:value="-0.01501" calcext:value-type="float">
            <text:p>-0.01501</text:p>
          </table:table-cell>
          <table:table-cell office:value-type="float" office:value="-41.48909" calcext:value-type="float">
            <text:p>-41.48909</text:p>
          </table:table-cell>
          <table:table-cell office:value-type="float" office:value="-4.83573" calcext:value-type="float">
            <text:p>-4.83573</text:p>
          </table:table-cell>
          <table:table-cell office:value-type="float" office:value="0.07867" calcext:value-type="float">
            <text:p>0.07867</text:p>
          </table:table-cell>
          <table:table-cell office:value-type="float" office:value="31.59044" calcext:value-type="float">
            <text:p>31.59044</text:p>
          </table:table-cell>
          <table:table-cell office:value-type="float" office:value="-36.45589" calcext:value-type="float">
            <text:p>-36.45589</text:p>
          </table:table-cell>
          <table:table-cell office:value-type="float" office:value="2.06958" calcext:value-type="float">
            <text:p>2.06958</text:p>
          </table:table-cell>
          <table:table-cell office:value-type="float" office:value="-7.51869" calcext:value-type="float">
            <text:p>-7.51869</text:p>
          </table:table-cell>
          <table:table-cell office:value-type="float" office:value="0.50269" calcext:value-type="float">
            <text:p>0.50269</text:p>
          </table:table-cell>
          <table:table-cell office:value-type="float" office:value="0.79091" calcext:value-type="float">
            <text:p>0.790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76816" calcext:value-type="float">
            <text:p>0.76816</text:p>
          </table:table-cell>
          <table:table-cell office:value-type="float" office:value="2017.08447" calcext:value-type="float">
            <text:p>2017.08447</text:p>
          </table:table-cell>
          <table:table-cell office:value-type="float" office:value="-29.12322" calcext:value-type="float">
            <text:p>-29.12322</text:p>
          </table:table-cell>
          <table:table-cell office:value-type="float" office:value="17.71019" calcext:value-type="float">
            <text:p>17.71019</text:p>
          </table:table-cell>
          <table:table-cell office:value-type="float" office:value="0.83603" calcext:value-type="float">
            <text:p>0.83603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-0.01433" calcext:value-type="float">
            <text:p>-0.01433</text:p>
          </table:table-cell>
          <table:table-cell office:value-type="float" office:value="-37.81866" calcext:value-type="float">
            <text:p>-37.81866</text:p>
          </table:table-cell>
          <table:table-cell office:value-type="float" office:value="-0.41724" calcext:value-type="float">
            <text:p>-0.41724</text:p>
          </table:table-cell>
          <table:table-cell office:value-type="float" office:value="0.07621" calcext:value-type="float">
            <text:p>0.07621</text:p>
          </table:table-cell>
          <table:table-cell office:value-type="float" office:value="31.53513" calcext:value-type="float">
            <text:p>31.53513</text:p>
          </table:table-cell>
          <table:table-cell office:value-type="float" office:value="-37.18946" calcext:value-type="float">
            <text:p>-37.18946</text:p>
          </table:table-cell>
          <table:table-cell office:value-type="float" office:value="1.83493" calcext:value-type="float">
            <text:p>1.83493</text:p>
          </table:table-cell>
          <table:table-cell office:value-type="float" office:value="-15.39844" calcext:value-type="float">
            <text:p>-15.39844</text:p>
          </table:table-cell>
          <table:table-cell office:value-type="float" office:value="0.50415" calcext:value-type="float">
            <text:p>0.50415</text:p>
          </table:table-cell>
          <table:table-cell office:value-type="float" office:value="0.94773" calcext:value-type="float">
            <text:p>0.947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0.09259" calcext:value-type="float">
            <text:p>880.09259</text:p>
          </table:table-cell>
          <table:table-cell office:value-type="float" office:value="-33.66568" calcext:value-type="float">
            <text:p>-33.66568</text:p>
          </table:table-cell>
          <table:table-cell office:value-type="float" office:value="19.12757" calcext:value-type="float">
            <text:p>19.12757</text:p>
          </table:table-cell>
          <table:table-cell office:value-type="float" office:value="1.19135" calcext:value-type="float">
            <text:p>1.19135</text:p>
          </table:table-cell>
          <table:table-cell office:value-type="float" office:value="-0.00062" calcext:value-type="float">
            <text:p>-0.00062</text:p>
          </table:table-cell>
          <table:table-cell office:value-type="float" office:value="-0.01365" calcext:value-type="float">
            <text:p>-0.01365</text:p>
          </table:table-cell>
          <table:table-cell office:value-type="float" office:value="-31.65107" calcext:value-type="float">
            <text:p>-31.65107</text:p>
          </table:table-cell>
          <table:table-cell office:value-type="float" office:value="5.02334" calcext:value-type="float">
            <text:p>5.02334</text:p>
          </table:table-cell>
          <table:table-cell office:value-type="float" office:value="0.0758" calcext:value-type="float">
            <text:p>0.0758</text:p>
          </table:table-cell>
          <table:table-cell office:value-type="float" office:value="31.19204" calcext:value-type="float">
            <text:p>31.19204</text:p>
          </table:table-cell>
          <table:table-cell office:value-type="float" office:value="-36.46943" calcext:value-type="float">
            <text:p>-36.46943</text:p>
          </table:table-cell>
          <table:table-cell office:value-type="float" office:value="1.74208" calcext:value-type="float">
            <text:p>1.74208</text:p>
          </table:table-cell>
          <table:table-cell office:value-type="float" office:value="-20" calcext:value-type="float">
            <text:p>-20</text:p>
          </table:table-cell>
          <table:table-cell office:value-type="float" office:value="0.51148" calcext:value-type="float">
            <text:p>0.51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35.46783" calcext:value-type="float">
            <text:p>-835.46783</text:p>
          </table:table-cell>
          <table:table-cell office:value-type="float" office:value="-58.00209" calcext:value-type="float">
            <text:p>-58.00209</text:p>
          </table:table-cell>
          <table:table-cell office:value-type="float" office:value="19.66935" calcext:value-type="float">
            <text:p>19.66935</text:p>
          </table:table-cell>
          <table:table-cell office:value-type="float" office:value="1.18352" calcext:value-type="float">
            <text:p>1.1835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1299" calcext:value-type="float">
            <text:p>-0.01299</text:p>
          </table:table-cell>
          <table:table-cell office:value-type="float" office:value="-24.97318" calcext:value-type="float">
            <text:p>-24.97318</text:p>
          </table:table-cell>
          <table:table-cell office:value-type="float" office:value="9.80826" calcext:value-type="float">
            <text:p>9.80826</text:p>
          </table:table-cell>
          <table:table-cell office:value-type="float" office:value="0.07823" calcext:value-type="float">
            <text:p>0.07823</text:p>
          </table:table-cell>
          <table:table-cell office:value-type="float" office:value="30.66566" calcext:value-type="float">
            <text:p>30.66566</text:p>
          </table:table-cell>
          <table:table-cell office:value-type="float" office:value="-34.6013" calcext:value-type="float">
            <text:p>-34.6013</text:p>
          </table:table-cell>
          <table:table-cell office:value-type="float" office:value="1.6603" calcext:value-type="float">
            <text:p>1.6603</text:p>
          </table:table-cell>
          <table:table-cell office:value-type="float" office:value="-20" calcext:value-type="float">
            <text:p>-20</text:p>
          </table:table-cell>
          <table:table-cell office:value-type="float" office:value="0.51343" calcext:value-type="float">
            <text:p>0.51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47.17871" calcext:value-type="float">
            <text:p>-1647.17871</text:p>
          </table:table-cell>
          <table:table-cell office:value-type="float" office:value="2426.14478" calcext:value-type="float">
            <text:p>2426.14478</text:p>
          </table:table-cell>
          <table:table-cell office:value-type="float" office:value="488.10953" calcext:value-type="float">
            <text:p>488.10953</text:p>
          </table:table-cell>
          <table:table-cell office:value-type="float" office:value="0.91389" calcext:value-type="float">
            <text:p>0.91389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-0.00993" calcext:value-type="float">
            <text:p>-0.00993</text:p>
          </table:table-cell>
          <table:table-cell office:value-type="float" office:value="-19.26828" calcext:value-type="float">
            <text:p>-19.26828</text:p>
          </table:table-cell>
          <table:table-cell office:value-type="float" office:value="13.11049" calcext:value-type="float">
            <text:p>13.11049</text:p>
          </table:table-cell>
          <table:table-cell office:value-type="float" office:value="0.08286" calcext:value-type="float">
            <text:p>0.08286</text:p>
          </table:table-cell>
          <table:table-cell office:value-type="float" office:value="30.10175" calcext:value-type="float">
            <text:p>30.10175</text:p>
          </table:table-cell>
          <table:table-cell office:value-type="float" office:value="-32.22946" calcext:value-type="float">
            <text:p>-32.22946</text:p>
          </table:table-cell>
          <table:table-cell office:value-type="float" office:value="1.5855" calcext:value-type="float">
            <text:p>1.5855</text:p>
          </table:table-cell>
          <table:table-cell office:value-type="float" office:value="-20" calcext:value-type="float">
            <text:p>-20</text:p>
          </table:table-cell>
          <table:table-cell office:value-type="float" office:value="0.51343" calcext:value-type="float">
            <text:p>0.51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772.0459" calcext:value-type="float">
            <text:p>-1772.0459</text:p>
          </table:table-cell>
          <table:table-cell office:value-type="float" office:value="-2378.26831" calcext:value-type="float">
            <text:p>-2378.26831</text:p>
          </table:table-cell>
          <table:table-cell office:value-type="float" office:value="-644.83264" calcext:value-type="float">
            <text:p>-644.83264</text:p>
          </table:table-cell>
          <table:table-cell office:value-type="float" office:value="0.56667" calcext:value-type="float">
            <text:p>0.56667</text:p>
          </table:table-cell>
          <table:table-cell office:value-type="float" office:value="0.06411" calcext:value-type="float">
            <text:p>0.06411</text:p>
          </table:table-cell>
          <table:table-cell office:value-type="float" office:value="-0.00102" calcext:value-type="float">
            <text:p>-0.00102</text:p>
          </table:table-cell>
          <table:table-cell office:value-type="float" office:value="-15.1925" calcext:value-type="float">
            <text:p>-15.1925</text:p>
          </table:table-cell>
          <table:table-cell office:value-type="float" office:value="14.82903" calcext:value-type="float">
            <text:p>14.82903</text:p>
          </table:table-cell>
          <table:table-cell office:value-type="float" office:value="0.05784" calcext:value-type="float">
            <text:p>0.05784</text:p>
          </table:table-cell>
          <table:table-cell office:value-type="float" office:value="29.60927" calcext:value-type="float">
            <text:p>29.60927</text:p>
          </table:table-cell>
          <table:table-cell office:value-type="float" office:value="-29.90411" calcext:value-type="float">
            <text:p>-29.90411</text:p>
          </table:table-cell>
          <table:table-cell office:value-type="float" office:value="1.51437" calcext:value-type="float">
            <text:p>1.51437</text:p>
          </table:table-cell>
          <table:table-cell office:value-type="float" office:value="-20" calcext:value-type="float">
            <text:p>-20</text:p>
          </table:table-cell>
          <table:table-cell office:value-type="float" office:value="0.51343" calcext:value-type="float">
            <text:p>0.51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377.67188" calcext:value-type="float">
            <text:p>-1377.67188</text:p>
          </table:table-cell>
          <table:table-cell office:value-type="float" office:value="686.61841" calcext:value-type="float">
            <text:p>686.61841</text:p>
          </table:table-cell>
          <table:table-cell office:value-type="float" office:value="143.73927" calcext:value-type="float">
            <text:p>143.73927</text:p>
          </table:table-cell>
          <table:table-cell office:value-type="float" office:value="0.23876" calcext:value-type="float">
            <text:p>0.23876</text:p>
          </table:table-cell>
          <table:table-cell office:value-type="float" office:value="0.03302" calcext:value-type="float">
            <text:p>0.03302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-13.02189" calcext:value-type="float">
            <text:p>-13.02189</text:p>
          </table:table-cell>
          <table:table-cell office:value-type="float" office:value="14.41683" calcext:value-type="float">
            <text:p>14.41683</text:p>
          </table:table-cell>
          <table:table-cell office:value-type="float" office:value="0.04493" calcext:value-type="float">
            <text:p>0.04493</text:p>
          </table:table-cell>
          <table:table-cell office:value-type="float" office:value="29.13643" calcext:value-type="float">
            <text:p>29.13643</text:p>
          </table:table-cell>
          <table:table-cell office:value-type="float" office:value="-27.35208" calcext:value-type="float">
            <text:p>-27.35208</text:p>
          </table:table-cell>
          <table:table-cell office:value-type="float" office:value="1.43476" calcext:value-type="float">
            <text:p>1.43476</text:p>
          </table:table-cell>
          <table:table-cell office:value-type="float" office:value="-20" calcext:value-type="float">
            <text:p>-20</text:p>
          </table:table-cell>
          <table:table-cell office:value-type="float" office:value="0.51343" calcext:value-type="float">
            <text:p>0.51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82.80353" calcext:value-type="float">
            <text:p>-782.80353</text:p>
          </table:table-cell>
          <table:table-cell office:value-type="float" office:value="1916.02515" calcext:value-type="float">
            <text:p>1916.02515</text:p>
          </table:table-cell>
          <table:table-cell office:value-type="float" office:value="357.62402" calcext:value-type="float">
            <text:p>357.62402</text:p>
          </table:table-cell>
          <table:table-cell office:value-type="float" office:value="0.01324" calcext:value-type="float">
            <text:p>0.01324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-0.0109" calcext:value-type="float">
            <text:p>-0.0109</text:p>
          </table:table-cell>
          <table:table-cell office:value-type="float" office:value="-12.39234" calcext:value-type="float">
            <text:p>-12.39234</text:p>
          </table:table-cell>
          <table:table-cell office:value-type="float" office:value="12.4232" calcext:value-type="float">
            <text:p>12.4232</text:p>
          </table:table-cell>
          <table:table-cell office:value-type="float" office:value="0.03142" calcext:value-type="float">
            <text:p>0.03142</text:p>
          </table:table-cell>
          <table:table-cell office:value-type="float" office:value="28.7071" calcext:value-type="float">
            <text:p>28.7071</text:p>
          </table:table-cell>
          <table:table-cell office:value-type="float" office:value="-24.75563" calcext:value-type="float">
            <text:p>-24.75563</text:p>
          </table:table-cell>
          <table:table-cell office:value-type="float" office:value="1.36139" calcext:value-type="float">
            <text:p>1.36139</text:p>
          </table:table-cell>
          <table:table-cell office:value-type="float" office:value="-20" calcext:value-type="float">
            <text:p>-20</text:p>
          </table:table-cell>
          <table:table-cell office:value-type="float" office:value="0.51343" calcext:value-type="float">
            <text:p>0.51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7.82339" calcext:value-type="float">
            <text:p>337.82339</text:p>
          </table:table-cell>
          <table:table-cell office:value-type="float" office:value="-727.45966" calcext:value-type="float">
            <text:p>-727.45966</text:p>
          </table:table-cell>
          <table:table-cell office:value-type="float" office:value="-271.67184" calcext:value-type="float">
            <text:p>-271.67184</text:p>
          </table:table-cell>
          <table:table-cell office:value-type="float" office:value="-0.02903" calcext:value-type="float">
            <text:p>-0.02903</text:p>
          </table:table-cell>
          <table:table-cell office:value-type="float" office:value="0.04084" calcext:value-type="float">
            <text:p>0.04084</text:p>
          </table:table-cell>
          <table:table-cell office:value-type="float" office:value="-0.01349" calcext:value-type="float">
            <text:p>-0.01349</text:p>
          </table:table-cell>
          <table:table-cell office:value-type="float" office:value="-12.56371" calcext:value-type="float">
            <text:p>-12.56371</text:p>
          </table:table-cell>
          <table:table-cell office:value-type="float" office:value="9.53942" calcext:value-type="float">
            <text:p>9.53942</text:p>
          </table:table-cell>
          <table:table-cell office:value-type="float" office:value="-0.01114" calcext:value-type="float">
            <text:p>-0.01114</text:p>
          </table:table-cell>
          <table:table-cell office:value-type="float" office:value="28.31063" calcext:value-type="float">
            <text:p>28.31063</text:p>
          </table:table-cell>
          <table:table-cell office:value-type="float" office:value="-22.06675" calcext:value-type="float">
            <text:p>-22.06675</text:p>
          </table:table-cell>
          <table:table-cell office:value-type="float" office:value="1.29359" calcext:value-type="float">
            <text:p>1.29359</text:p>
          </table:table-cell>
          <table:table-cell office:value-type="float" office:value="-20" calcext:value-type="float">
            <text:p>-20</text:p>
          </table:table-cell>
          <table:table-cell office:value-type="float" office:value="0.51343" calcext:value-type="float">
            <text:p>0.51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2.22437" calcext:value-type="float">
            <text:p>1032.22437</text:p>
          </table:table-cell>
          <table:table-cell office:value-type="float" office:value="-452.97598" calcext:value-type="float">
            <text:p>-452.97598</text:p>
          </table:table-cell>
          <table:table-cell office:value-type="float" office:value="-61.96227" calcext:value-type="float">
            <text:p>-61.96227</text:p>
          </table:table-cell>
          <table:table-cell office:value-type="float" office:value="0.12047" calcext:value-type="float">
            <text:p>0.12047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-0.01899" calcext:value-type="float">
            <text:p>-0.01899</text:p>
          </table:table-cell>
          <table:table-cell office:value-type="float" office:value="-12.35931" calcext:value-type="float">
            <text:p>-12.35931</text:p>
          </table:table-cell>
          <table:table-cell office:value-type="float" office:value="7.58407" calcext:value-type="float">
            <text:p>7.58407</text:p>
          </table:table-cell>
          <table:table-cell office:value-type="float" office:value="-0.06787" calcext:value-type="float">
            <text:p>-0.06787</text:p>
          </table:table-cell>
          <table:table-cell office:value-type="float" office:value="28.01282" calcext:value-type="float">
            <text:p>28.01282</text:p>
          </table:table-cell>
          <table:table-cell office:value-type="float" office:value="-19.9204" calcext:value-type="float">
            <text:p>-19.9204</text:p>
          </table:table-cell>
          <table:table-cell office:value-type="float" office:value="1.22893" calcext:value-type="float">
            <text:p>1.22893</text:p>
          </table:table-cell>
          <table:table-cell office:value-type="float" office:value="-20" calcext:value-type="float">
            <text:p>-20</text:p>
          </table:table-cell>
          <table:table-cell office:value-type="float" office:value="0.51343" calcext:value-type="float">
            <text:p>0.51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1.39624" calcext:value-type="float">
            <text:p>1101.39624</text:p>
          </table:table-cell>
          <table:table-cell office:value-type="float" office:value="-214.28838" calcext:value-type="float">
            <text:p>-214.28838</text:p>
          </table:table-cell>
          <table:table-cell office:value-type="float" office:value="36.82249" calcext:value-type="float">
            <text:p>36.82249</text:p>
          </table:table-cell>
          <table:table-cell office:value-type="float" office:value="0.34167" calcext:value-type="float">
            <text:p>0.34167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897" calcext:value-type="float">
            <text:p>-0.01897</text:p>
          </table:table-cell>
          <table:table-cell office:value-type="float" office:value="-11.07541" calcext:value-type="float">
            <text:p>-11.07541</text:p>
          </table:table-cell>
          <table:table-cell office:value-type="float" office:value="6.95667" calcext:value-type="float">
            <text:p>6.95667</text:p>
          </table:table-cell>
          <table:table-cell office:value-type="float" office:value="-0.12216" calcext:value-type="float">
            <text:p>-0.12216</text:p>
          </table:table-cell>
          <table:table-cell office:value-type="float" office:value="27.75954" calcext:value-type="float">
            <text:p>27.75954</text:p>
          </table:table-cell>
          <table:table-cell office:value-type="float" office:value="-18.01726" calcext:value-type="float">
            <text:p>-18.01726</text:p>
          </table:table-cell>
          <table:table-cell office:value-type="float" office:value="1.16562" calcext:value-type="float">
            <text:p>1.16562</text:p>
          </table:table-cell>
          <table:table-cell office:value-type="float" office:value="-20" calcext:value-type="float">
            <text:p>-20</text:p>
          </table:table-cell>
          <table:table-cell office:value-type="float" office:value="0.51343" calcext:value-type="float">
            <text:p>0.51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4.00562" calcext:value-type="float">
            <text:p>694.00562</text:p>
          </table:table-cell>
          <table:table-cell office:value-type="float" office:value="-97.06548" calcext:value-type="float">
            <text:p>-97.06548</text:p>
          </table:table-cell>
          <table:table-cell office:value-type="float" office:value="77.18677" calcext:value-type="float">
            <text:p>77.18677</text:p>
          </table:table-cell>
          <table:table-cell office:value-type="float" office:value="0.53773" calcext:value-type="float">
            <text:p>0.53773</text:p>
          </table:table-cell>
          <table:table-cell office:value-type="float" office:value="-0.00274" calcext:value-type="float">
            <text:p>-0.00274</text:p>
          </table:table-cell>
          <table:table-cell office:value-type="float" office:value="-0.01658" calcext:value-type="float">
            <text:p>-0.01658</text:p>
          </table:table-cell>
          <table:table-cell office:value-type="float" office:value="-8.41934" calcext:value-type="float">
            <text:p>-8.41934</text:p>
          </table:table-cell>
          <table:table-cell office:value-type="float" office:value="7.54703" calcext:value-type="float">
            <text:p>7.54703</text:p>
          </table:table-cell>
          <table:table-cell office:value-type="float" office:value="-0.16591" calcext:value-type="float">
            <text:p>-0.16591</text:p>
          </table:table-cell>
          <table:table-cell office:value-type="float" office:value="27.50431" calcext:value-type="float">
            <text:p>27.50431</text:p>
          </table:table-cell>
          <table:table-cell office:value-type="float" office:value="-15.95759" calcext:value-type="float">
            <text:p>-15.95759</text:p>
          </table:table-cell>
          <table:table-cell office:value-type="float" office:value="1.0999" calcext:value-type="float">
            <text:p>1.0999</text:p>
          </table:table-cell>
          <table:table-cell office:value-type="float" office:value="-20" calcext:value-type="float">
            <text:p>-20</text:p>
          </table:table-cell>
          <table:table-cell office:value-type="float" office:value="0.51343" calcext:value-type="float">
            <text:p>0.51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.98351" calcext:value-type="float">
            <text:p>106.98351</text:p>
          </table:table-cell>
          <table:table-cell office:value-type="float" office:value="-63.19258" calcext:value-type="float">
            <text:p>-63.19258</text:p>
          </table:table-cell>
          <table:table-cell office:value-type="float" office:value="90.52405" calcext:value-type="float">
            <text:p>90.52405</text:p>
          </table:table-cell>
          <table:table-cell office:value-type="float" office:value="0.62167" calcext:value-type="float">
            <text:p>0.62167</text:p>
          </table:table-cell>
          <table:table-cell office:value-type="float" office:value="-0.00524" calcext:value-type="float">
            <text:p>-0.00524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4.89297" calcext:value-type="float">
            <text:p>-4.89297</text:p>
          </table:table-cell>
          <table:table-cell office:value-type="float" office:value="8.76424" calcext:value-type="float">
            <text:p>8.76424</text:p>
          </table:table-cell>
          <table:table-cell office:value-type="float" office:value="-0.18938" calcext:value-type="float">
            <text:p>-0.18938</text:p>
          </table:table-cell>
          <table:table-cell office:value-type="float" office:value="27.24765" calcext:value-type="float">
            <text:p>27.24765</text:p>
          </table:table-cell>
          <table:table-cell office:value-type="float" office:value="-13.6533" calcext:value-type="float">
            <text:p>-13.6533</text:p>
          </table:table-cell>
          <table:table-cell office:value-type="float" office:value="1.03682" calcext:value-type="float">
            <text:p>1.03682</text:p>
          </table:table-cell>
          <table:table-cell office:value-type="float" office:value="-20" calcext:value-type="float">
            <text:p>-20</text:p>
          </table:table-cell>
          <table:table-cell office:value-type="float" office:value="0.50904" calcext:value-type="float">
            <text:p>0.50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86717" calcext:value-type="float">
            <text:p>0.86717</text:p>
          </table:table-cell>
          <table:table-cell office:value-type="float" office:value="-679.58575" calcext:value-type="float">
            <text:p>-679.58575</text:p>
          </table:table-cell>
          <table:table-cell office:value-type="float" office:value="-30.7762" calcext:value-type="float">
            <text:p>-30.7762</text:p>
          </table:table-cell>
          <table:table-cell office:value-type="float" office:value="95.2392" calcext:value-type="float">
            <text:p>95.2392</text:p>
          </table:table-cell>
          <table:table-cell office:value-type="float" office:value="0.57613" calcext:value-type="float">
            <text:p>0.57613</text:p>
          </table:table-cell>
          <table:table-cell office:value-type="float" office:value="-0.00669" calcext:value-type="float">
            <text:p>-0.00669</text:p>
          </table:table-cell>
          <table:table-cell office:value-type="float" office:value="-0.00991" calcext:value-type="float">
            <text:p>-0.00991</text:p>
          </table:table-cell>
          <table:table-cell office:value-type="float" office:value="-1.27888" calcext:value-type="float">
            <text:p>-1.27888</text:p>
          </table:table-cell>
          <table:table-cell office:value-type="float" office:value="9.83771" calcext:value-type="float">
            <text:p>9.83771</text:p>
          </table:table-cell>
          <table:table-cell office:value-type="float" office:value="-0.1905" calcext:value-type="float">
            <text:p>-0.1905</text:p>
          </table:table-cell>
          <table:table-cell office:value-type="float" office:value="26.99508" calcext:value-type="float">
            <text:p>26.99508</text:p>
          </table:table-cell>
          <table:table-cell office:value-type="float" office:value="-11.11678" calcext:value-type="float">
            <text:p>-11.11678</text:p>
          </table:table-cell>
          <table:table-cell office:value-type="float" office:value="0.97795" calcext:value-type="float">
            <text:p>0.97795</text:p>
          </table:table-cell>
          <table:table-cell office:value-type="float" office:value="-17.3786" calcext:value-type="float">
            <text:p>-17.3786</text:p>
          </table:table-cell>
          <table:table-cell office:value-type="float" office:value="0.50855" calcext:value-type="float">
            <text:p>0.50855</text:p>
          </table:table-cell>
          <table:table-cell office:value-type="float" office:value="0.97362" calcext:value-type="float">
            <text:p>0.973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46743" calcext:value-type="float">
            <text:p>0.46743</text:p>
          </table:table-cell>
          <table:table-cell office:value-type="float" office:value="-1627.77612" calcext:value-type="float">
            <text:p>-1627.77612</text:p>
          </table:table-cell>
          <table:table-cell office:value-type="float" office:value="6.26641" calcext:value-type="float">
            <text:p>6.26641</text:p>
          </table:table-cell>
          <table:table-cell office:value-type="float" office:value="90.84451" calcext:value-type="float">
            <text:p>90.84451</text:p>
          </table:table-cell>
          <table:table-cell office:value-type="float" office:value="0.32152" calcext:value-type="float">
            <text:p>0.32152</text:p>
          </table:table-cell>
          <table:table-cell office:value-type="float" office:value="-0.00688" calcext:value-type="float">
            <text:p>-0.00688</text:p>
          </table:table-cell>
          <table:table-cell office:value-type="float" office:value="-0.00665" calcext:value-type="float">
            <text:p>-0.00665</text:p>
          </table:table-cell>
          <table:table-cell office:value-type="float" office:value="1.26792" calcext:value-type="float">
            <text:p>1.26792</text:p>
          </table:table-cell>
          <table:table-cell office:value-type="float" office:value="9.82759" calcext:value-type="float">
            <text:p>9.82759</text:p>
          </table:table-cell>
          <table:table-cell office:value-type="float" office:value="-0.17235" calcext:value-type="float">
            <text:p>-0.17235</text:p>
          </table:table-cell>
          <table:table-cell office:value-type="float" office:value="26.76578" calcext:value-type="float">
            <text:p>26.76578</text:p>
          </table:table-cell>
          <table:table-cell office:value-type="float" office:value="-8.56359" calcext:value-type="float">
            <text:p>-8.56359</text:p>
          </table:table-cell>
          <table:table-cell office:value-type="float" office:value="0.92624" calcext:value-type="float">
            <text:p>0.92624</text:p>
          </table:table-cell>
          <table:table-cell office:value-type="float" office:value="-9.38385" calcext:value-type="float">
            <text:p>-9.38385</text:p>
          </table:table-cell>
          <table:table-cell office:value-type="float" office:value="0.50855" calcext:value-type="float">
            <text:p>0.50855</text:p>
          </table:table-cell>
          <table:table-cell office:value-type="float" office:value="0.87787" calcext:value-type="float">
            <text:p>0.877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24883" calcext:value-type="float">
            <text:p>0.24883</text:p>
          </table:table-cell>
          <table:table-cell office:value-type="float" office:value="-1244.02112" calcext:value-type="float">
            <text:p>-1244.02112</text:p>
          </table:table-cell>
          <table:table-cell office:value-type="float" office:value="47.19862" calcext:value-type="float">
            <text:p>47.19862</text:p>
          </table:table-cell>
          <table:table-cell office:value-type="float" office:value="72.31795" calcext:value-type="float">
            <text:p>72.31795</text:p>
          </table:table-cell>
          <table:table-cell office:value-type="float" office:value="-0.02105" calcext:value-type="float">
            <text:p>-0.02105</text:p>
          </table:table-cell>
          <table:table-cell office:value-type="float" office:value="-0.00543" calcext:value-type="float">
            <text:p>-0.00543</text:p>
          </table:table-cell>
          <table:table-cell office:value-type="float" office:value="-0.00347" calcext:value-type="float">
            <text:p>-0.00347</text:p>
          </table:table-cell>
          <table:table-cell office:value-type="float" office:value="2.05882" calcext:value-type="float">
            <text:p>2.05882</text:p>
          </table:table-cell>
          <table:table-cell office:value-type="float" office:value="7.98328" calcext:value-type="float">
            <text:p>7.98328</text:p>
          </table:table-cell>
          <table:table-cell office:value-type="float" office:value="-0.13635" calcext:value-type="float">
            <text:p>-0.13635</text:p>
          </table:table-cell>
          <table:table-cell office:value-type="float" office:value="26.54696" calcext:value-type="float">
            <text:p>26.54696</text:p>
          </table:table-cell>
          <table:table-cell office:value-type="float" office:value="-5.93285" calcext:value-type="float">
            <text:p>-5.93285</text:p>
          </table:table-cell>
          <table:table-cell office:value-type="float" office:value="0.87497" calcext:value-type="float">
            <text:p>0.87497</text:p>
          </table:table-cell>
          <table:table-cell office:value-type="float" office:value="-5.01195" calcext:value-type="float">
            <text:p>-5.01195</text:p>
          </table:table-cell>
          <table:table-cell office:value-type="float" office:value="0.50904" calcext:value-type="float">
            <text:p>0.50904</text:p>
          </table:table-cell>
          <table:table-cell office:value-type="float" office:value="0.7787" calcext:value-type="float">
            <text:p>0.77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2387" calcext:value-type="float">
            <text:p>0.2387</text:p>
          </table:table-cell>
          <table:table-cell office:value-type="float" office:value="-92.87243" calcext:value-type="float">
            <text:p>-92.87243</text:p>
          </table:table-cell>
          <table:table-cell office:value-type="float" office:value="49.87543" calcext:value-type="float">
            <text:p>49.87543</text:p>
          </table:table-cell>
          <table:table-cell office:value-type="float" office:value="44.94249" calcext:value-type="float">
            <text:p>44.94249</text:p>
          </table:table-cell>
          <table:table-cell office:value-type="float" office:value="-0.14707" calcext:value-type="float">
            <text:p>-0.14707</text:p>
          </table:table-cell>
          <table:table-cell office:value-type="float" office:value="-0.00323" calcext:value-type="float">
            <text:p>-0.00323</text:p>
          </table:table-cell>
          <table:table-cell office:value-type="float" office:value="-0.00127" calcext:value-type="float">
            <text:p>-0.00127</text:p>
          </table:table-cell>
          <table:table-cell office:value-type="float" office:value="1.45674" calcext:value-type="float">
            <text:p>1.45674</text:p>
          </table:table-cell>
          <table:table-cell office:value-type="float" office:value="5.34559" calcext:value-type="float">
            <text:p>5.34559</text:p>
          </table:table-cell>
          <table:table-cell office:value-type="float" office:value="-0.09102" calcext:value-type="float">
            <text:p>-0.09102</text:p>
          </table:table-cell>
          <table:table-cell office:value-type="float" office:value="26.37952" calcext:value-type="float">
            <text:p>26.37952</text:p>
          </table:table-cell>
          <table:table-cell office:value-type="float" office:value="-3.90157" calcext:value-type="float">
            <text:p>-3.90157</text:p>
          </table:table-cell>
          <table:table-cell office:value-type="float" office:value="0.8293" calcext:value-type="float">
            <text:p>0.8293</text:p>
          </table:table-cell>
          <table:table-cell office:value-type="float" office:value="-4.80937" calcext:value-type="float">
            <text:p>-4.80937</text:p>
          </table:table-cell>
          <table:table-cell office:value-type="float" office:value="0.50904" calcext:value-type="float">
            <text:p>0.50904</text:p>
          </table:table-cell>
          <table:table-cell office:value-type="float" office:value="0.73425" calcext:value-type="float">
            <text:p>0.734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6T21:05:59.693000000</dc:date>
    <meta:editing-duration>PT8M32S</meta:editing-duration>
    <meta:editing-cycles>1</meta:editing-cycles>
    <meta:document-statistic meta:table-count="1" meta:cell-count="798" meta:object-count="1"/>
    <meta:generator>LibreOffice/6.2.3.2$Windows_X86_64 LibreOffice_project/aecc05fe267cc68dde00352a451aa867b3b546a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67cm" svg:height="14.936cm" xlink:href=".." xlink:type="simple" chart:class="chart:line" chart:column-mapping="0 2 1" chart:style-name="ch1">
        <chart:legend chart:legend-position="end" svg:x="10.021cm" svg:y="6.422cm" style:legend-expansion="high" chart:style-name="ch2"/>
        <chart:plot-area chart:style-name="ch3" table:cell-range-address="Data.A2:Data.A48 Data.I2:Data.I48 Data.E2:Data.E48 Data.N2:Data.N48" chart:data-source-has-labels="row" svg:x="0.273cm" svg:y="0.298cm" svg:width="9.475cm" svg:height="14.34cm">
          <chartooo:coordinate-region svg:x="1cm" svg:y="0.497cm" svg:width="8.608cm" svg:height="13.9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A3:Data.A48" chart:label-cell-address="Data.A2:Data.A2" chart:class="chart:line">
            <chart:data-point chart:repeated="46"/>
          </chart:series>
          <chart:series chart:style-name="ch7" chart:values-cell-range-address="Data.I3:Data.I48" chart:label-cell-address="Data.I2:Data.I2" chart:class="chart:line">
            <chart:data-point chart:repeated="46"/>
          </chart:series>
          <chart:series chart:style-name="ch8" chart:values-cell-range-address="Data.E3:Data.E48" chart:label-cell-address="Data.E2:Data.E2" chart:class="chart:line">
            <chart:data-point chart:repeated="46"/>
          </chart:series>
          <chart:series chart:style-name="ch9" chart:values-cell-range-address="Data.N3:Data.N48" chart:label-cell-address="Data.N2:Data.N2" chart:class="chart:line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_elev,_surf </text:p>
                <draw:g>
                  <svg:desc>Data.A2:Data.A2</svg:desc>
                </draw:g>
              </table:table-cell>
              <table:table-cell office:value-type="string">
                <text:p>   alpha,__deg </text:p>
                <draw:g>
                  <svg:desc>Data.I2:Data.I2</svg:desc>
                </draw:g>
              </table:table-cell>
              <table:table-cell office:value-type="string">
                <text:p>   ____Q,rad/s </text:p>
                <draw:g>
                  <svg:desc>Data.E2:Data.E2</svg:desc>
                </draw:g>
              </table:table-cell>
              <table:table-cell office:value-type="string">
                <text:p>   elev1,__deg </text:p>
                <draw:g>
                  <svg:desc>Data.N2:Dat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6484">
                <text:p>-0.06484</text:p>
                <draw:g>
                  <svg:desc>Data.A3:Data.A48</svg:desc>
                </draw:g>
              </table:table-cell>
              <table:table-cell office:value-type="float" office:value="1.8392">
                <text:p>1.8392</text:p>
                <draw:g>
                  <svg:desc>Data.I3:Data.I48</svg:desc>
                </draw:g>
              </table:table-cell>
              <table:table-cell office:value-type="float" office:value="0.02224">
                <text:p>0.02224</text:p>
                <draw:g>
                  <svg:desc>Data.E3:Data.E48</svg:desc>
                </draw:g>
              </table:table-cell>
              <table:table-cell office:value-type="float" office:value="1.00222">
                <text:p>1.00222</text:p>
                <draw:g>
                  <svg:desc>Data.N3:Data.N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6548">
                <text:p>-0.06548</text:p>
              </table:table-cell>
              <table:table-cell office:value-type="float" office:value="1.83026">
                <text:p>1.83026</text:p>
              </table:table-cell>
              <table:table-cell office:value-type="float" office:value="0.0235">
                <text:p>0.0235</text:p>
              </table:table-cell>
              <table:table-cell office:value-type="float" office:value="1.01242">
                <text:p>1.01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661">
                <text:p>-0.0661</text:p>
              </table:table-cell>
              <table:table-cell office:value-type="float" office:value="1.82158">
                <text:p>1.82158</text:p>
              </table:table-cell>
              <table:table-cell office:value-type="float" office:value="0.02471">
                <text:p>0.02471</text:p>
              </table:table-cell>
              <table:table-cell office:value-type="float" office:value="1.02223">
                <text:p>1.02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6668">
                <text:p>-0.06668</text:p>
              </table:table-cell>
              <table:table-cell office:value-type="float" office:value="1.8132">
                <text:p>1.8132</text:p>
              </table:table-cell>
              <table:table-cell office:value-type="float" office:value="0.02587">
                <text:p>0.02587</text:p>
              </table:table-cell>
              <table:table-cell office:value-type="float" office:value="1.03165">
                <text:p>1.03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6726">
                <text:p>-0.06726</text:p>
              </table:table-cell>
              <table:table-cell office:value-type="float" office:value="1.80498">
                <text:p>1.80498</text:p>
              </table:table-cell>
              <table:table-cell office:value-type="float" office:value="0.02701">
                <text:p>0.02701</text:p>
              </table:table-cell>
              <table:table-cell office:value-type="float" office:value="1.04084">
                <text:p>1.04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6781">
                <text:p>-0.06781</text:p>
              </table:table-cell>
              <table:table-cell office:value-type="float" office:value="1.79702">
                <text:p>1.79702</text:p>
              </table:table-cell>
              <table:table-cell office:value-type="float" office:value="0.02811">
                <text:p>0.02811</text:p>
              </table:table-cell>
              <table:table-cell office:value-type="float" office:value="1.04974">
                <text:p>1.049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6835">
                <text:p>-0.06835</text:p>
              </table:table-cell>
              <table:table-cell office:value-type="float" office:value="1.78933">
                <text:p>1.78933</text:p>
              </table:table-cell>
              <table:table-cell office:value-type="float" office:value="0.02917">
                <text:p>0.02917</text:p>
              </table:table-cell>
              <table:table-cell office:value-type="float" office:value="1.05836">
                <text:p>1.058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6761">
                <text:p>-0.06761</text:p>
              </table:table-cell>
              <table:table-cell office:value-type="float" office:value="1.78209">
                <text:p>1.78209</text:p>
              </table:table-cell>
              <table:table-cell office:value-type="float" office:value="0.03032">
                <text:p>0.03032</text:p>
              </table:table-cell>
              <table:table-cell office:value-type="float" office:value="1.04641">
                <text:p>1.04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6949">
                <text:p>-0.06949</text:p>
              </table:table-cell>
              <table:table-cell office:value-type="float" office:value="1.77571">
                <text:p>1.77571</text:p>
              </table:table-cell>
              <table:table-cell office:value-type="float" office:value="0.03135">
                <text:p>0.03135</text:p>
              </table:table-cell>
              <table:table-cell office:value-type="float" office:value="1.07657">
                <text:p>1.07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6993">
                <text:p>-0.06993</text:p>
              </table:table-cell>
              <table:table-cell office:value-type="float" office:value="1.76905">
                <text:p>1.76905</text:p>
              </table:table-cell>
              <table:table-cell office:value-type="float" office:value="0.03223">
                <text:p>0.03223</text:p>
              </table:table-cell>
              <table:table-cell office:value-type="float" office:value="1.08363">
                <text:p>1.083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7037">
                <text:p>-0.07037</text:p>
              </table:table-cell>
              <table:table-cell office:value-type="float" office:value="1.76223">
                <text:p>1.76223</text:p>
              </table:table-cell>
              <table:table-cell office:value-type="float" office:value="0.03311">
                <text:p>0.03311</text:p>
              </table:table-cell>
              <table:table-cell office:value-type="float" office:value="1.09061">
                <text:p>1.09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642">
                <text:p>-0.0642</text:p>
              </table:table-cell>
              <table:table-cell office:value-type="float" office:value="1.75785">
                <text:p>1.75785</text:p>
              </table:table-cell>
              <table:table-cell office:value-type="float" office:value="0.03513">
                <text:p>0.03513</text:p>
              </table:table-cell>
              <table:table-cell office:value-type="float" office:value="0.99193">
                <text:p>0.99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65">
                <text:p>-0.065</text:p>
              </table:table-cell>
              <table:table-cell office:value-type="float" office:value="1.76389">
                <text:p>1.76389</text:p>
              </table:table-cell>
              <table:table-cell office:value-type="float" office:value="0.03797">
                <text:p>0.03797</text:p>
              </table:table-cell>
              <table:table-cell office:value-type="float" office:value="1.00465">
                <text:p>1.00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8459">
                <text:p>-0.08459</text:p>
              </table:table-cell>
              <table:table-cell office:value-type="float" office:value="1.76824">
                <text:p>1.76824</text:p>
              </table:table-cell>
              <table:table-cell office:value-type="float" office:value="0.03685">
                <text:p>0.03685</text:p>
              </table:table-cell>
              <table:table-cell office:value-type="float" office:value="1.31822">
                <text:p>1.318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7183">
                <text:p>-0.27183</text:p>
              </table:table-cell>
              <table:table-cell office:value-type="float" office:value="1.6879">
                <text:p>1.6879</text:p>
              </table:table-cell>
              <table:table-cell office:value-type="float" office:value="0.00488">
                <text:p>0.00488</text:p>
              </table:table-cell>
              <table:table-cell office:value-type="float" office:value="4.31399">
                <text:p>4.31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75081">
                <text:p>-0.75081</text:p>
              </table:table-cell>
              <table:table-cell office:value-type="float" office:value="1.12234">
                <text:p>1.12234</text:p>
              </table:table-cell>
              <table:table-cell office:value-type="float" office:value="-0.13519">
                <text:p>-0.13519</text:p>
              </table:table-cell>
              <table:table-cell office:value-type="float" office:value="11.97767">
                <text:p>11.977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-0.39356">
                <text:p>-0.39356</text:p>
              </table:table-cell>
              <table:table-cell office:value-type="float" office:value="-0.35356">
                <text:p>-0.35356</text:p>
              </table:table-cell>
              <table:table-cell office:value-type="float" office:value="15.96471">
                <text:p>15.9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-2.43818">
                <text:p>-2.43818</text:p>
              </table:table-cell>
              <table:table-cell office:value-type="float" office:value="-0.49017">
                <text:p>-0.49017</text:p>
              </table:table-cell>
              <table:table-cell office:value-type="float" office:value="15.96471">
                <text:p>15.964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-4.419">
                <text:p>-4.419</text:p>
              </table:table-cell>
              <table:table-cell office:value-type="float" office:value="-0.55355">
                <text:p>-0.55355</text:p>
              </table:table-cell>
              <table:table-cell office:value-type="float" office:value="15.96471">
                <text:p>15.964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-6.10056">
                <text:p>-6.10056</text:p>
              </table:table-cell>
              <table:table-cell office:value-type="float" office:value="-0.5747">
                <text:p>-0.5747</text:p>
              </table:table-cell>
              <table:table-cell office:value-type="float" office:value="15.96471">
                <text:p>15.964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">
                <text:p>-1</text:p>
              </table:table-cell>
              <table:table-cell office:value-type="float" office:value="-7.36066">
                <text:p>-7.36066</text:p>
              </table:table-cell>
              <table:table-cell office:value-type="float" office:value="-0.5777">
                <text:p>-0.5777</text:p>
              </table:table-cell>
              <table:table-cell office:value-type="float" office:value="15.96471">
                <text:p>15.964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">
                <text:p>-1</text:p>
              </table:table-cell>
              <table:table-cell office:value-type="float" office:value="-8.22564">
                <text:p>-8.22564</text:p>
              </table:table-cell>
              <table:table-cell office:value-type="float" office:value="-0.58062">
                <text:p>-0.58062</text:p>
              </table:table-cell>
              <table:table-cell office:value-type="float" office:value="15.96471">
                <text:p>15.964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">
                <text:p>-1</text:p>
              </table:table-cell>
              <table:table-cell office:value-type="float" office:value="-8.80567">
                <text:p>-8.80567</text:p>
              </table:table-cell>
              <table:table-cell office:value-type="float" office:value="-0.58619">
                <text:p>-0.58619</text:p>
              </table:table-cell>
              <table:table-cell office:value-type="float" office:value="15.96471">
                <text:p>15.96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-9.2527">
                <text:p>-9.2527</text:p>
              </table:table-cell>
              <table:table-cell office:value-type="float" office:value="-0.59458">
                <text:p>-0.59458</text:p>
              </table:table-cell>
              <table:table-cell office:value-type="float" office:value="15.96471">
                <text:p>15.964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  <table:table-cell office:value-type="float" office:value="-9.63172">
                <text:p>-9.63172</text:p>
              </table:table-cell>
              <table:table-cell office:value-type="float" office:value="-0.60571">
                <text:p>-0.60571</text:p>
              </table:table-cell>
              <table:table-cell office:value-type="float" office:value="15.96471">
                <text:p>15.964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">
                <text:p>-1</text:p>
              </table:table-cell>
              <table:table-cell office:value-type="float" office:value="-10.00486">
                <text:p>-10.00486</text:p>
              </table:table-cell>
              <table:table-cell office:value-type="float" office:value="-0.62067">
                <text:p>-0.62067</text:p>
              </table:table-cell>
              <table:table-cell office:value-type="float" office:value="15.96471">
                <text:p>15.964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57494">
                <text:p>-0.57494</text:p>
              </table:table-cell>
              <table:table-cell office:value-type="float" office:value="-10.30294">
                <text:p>-10.30294</text:p>
              </table:table-cell>
              <table:table-cell office:value-type="float" office:value="-0.60207">
                <text:p>-0.60207</text:p>
              </table:table-cell>
              <table:table-cell office:value-type="float" office:value="9.16371">
                <text:p>9.163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192">
                <text:p>0.13192</text:p>
              </table:table-cell>
              <table:table-cell office:value-type="float" office:value="-9.79839">
                <text:p>-9.79839</text:p>
              </table:table-cell>
              <table:table-cell office:value-type="float" office:value="-0.36446">
                <text:p>-0.36446</text:p>
              </table:table-cell>
              <table:table-cell office:value-type="float" office:value="-2.67364">
                <text:p>-2.67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659">
                <text:p>0.21659</text:p>
              </table:table-cell>
              <table:table-cell office:value-type="float" office:value="-7.89633">
                <text:p>-7.89633</text:p>
              </table:table-cell>
              <table:table-cell office:value-type="float" office:value="0.01953">
                <text:p>0.01953</text:p>
              </table:table-cell>
              <table:table-cell office:value-type="float" office:value="-4.3671">
                <text:p>-4.36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417">
                <text:p>0.37417</text:p>
              </table:table-cell>
              <table:table-cell office:value-type="float" office:value="-4.83573">
                <text:p>-4.83573</text:p>
              </table:table-cell>
              <table:table-cell office:value-type="float" office:value="0.39392">
                <text:p>0.39392</text:p>
              </table:table-cell>
              <table:table-cell office:value-type="float" office:value="-7.51869">
                <text:p>-7.518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6816">
                <text:p>0.76816</text:p>
              </table:table-cell>
              <table:table-cell office:value-type="float" office:value="-0.41724">
                <text:p>-0.41724</text:p>
              </table:table-cell>
              <table:table-cell office:value-type="float" office:value="0.83603">
                <text:p>0.83603</text:p>
              </table:table-cell>
              <table:table-cell office:value-type="float" office:value="-15.39844">
                <text:p>-15.398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5.02334">
                <text:p>5.02334</text:p>
              </table:table-cell>
              <table:table-cell office:value-type="float" office:value="1.19135">
                <text:p>1.1913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9.80826">
                <text:p>9.80826</text:p>
              </table:table-cell>
              <table:table-cell office:value-type="float" office:value="1.18352">
                <text:p>1.18352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3.11049">
                <text:p>13.11049</text:p>
              </table:table-cell>
              <table:table-cell office:value-type="float" office:value="0.91389">
                <text:p>0.9138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4.82903">
                <text:p>14.82903</text:p>
              </table:table-cell>
              <table:table-cell office:value-type="float" office:value="0.56667">
                <text:p>0.5666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4.41683">
                <text:p>14.41683</text:p>
              </table:table-cell>
              <table:table-cell office:value-type="float" office:value="0.23876">
                <text:p>0.2387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2.4232">
                <text:p>12.4232</text:p>
              </table:table-cell>
              <table:table-cell office:value-type="float" office:value="0.01324">
                <text:p>0.0132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9.53942">
                <text:p>9.53942</text:p>
              </table:table-cell>
              <table:table-cell office:value-type="float" office:value="-0.02903">
                <text:p>-0.0290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7.58407">
                <text:p>7.58407</text:p>
              </table:table-cell>
              <table:table-cell office:value-type="float" office:value="0.12047">
                <text:p>0.1204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6.95667">
                <text:p>6.95667</text:p>
              </table:table-cell>
              <table:table-cell office:value-type="float" office:value="0.34167">
                <text:p>0.3416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7.54703">
                <text:p>7.54703</text:p>
              </table:table-cell>
              <table:table-cell office:value-type="float" office:value="0.53773">
                <text:p>0.5377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8.76424">
                <text:p>8.76424</text:p>
              </table:table-cell>
              <table:table-cell office:value-type="float" office:value="0.62167">
                <text:p>0.6216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717">
                <text:p>0.86717</text:p>
              </table:table-cell>
              <table:table-cell office:value-type="float" office:value="9.83771">
                <text:p>9.83771</text:p>
              </table:table-cell>
              <table:table-cell office:value-type="float" office:value="0.57613">
                <text:p>0.57613</text:p>
              </table:table-cell>
              <table:table-cell office:value-type="float" office:value="-17.3786">
                <text:p>-17.37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6743">
                <text:p>0.46743</text:p>
              </table:table-cell>
              <table:table-cell office:value-type="float" office:value="9.82759">
                <text:p>9.82759</text:p>
              </table:table-cell>
              <table:table-cell office:value-type="float" office:value="0.32152">
                <text:p>0.32152</text:p>
              </table:table-cell>
              <table:table-cell office:value-type="float" office:value="-9.38385">
                <text:p>-9.38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883">
                <text:p>0.24883</text:p>
              </table:table-cell>
              <table:table-cell office:value-type="float" office:value="7.98328">
                <text:p>7.98328</text:p>
              </table:table-cell>
              <table:table-cell office:value-type="float" office:value="-0.02105">
                <text:p>-0.02105</text:p>
              </table:table-cell>
              <table:table-cell office:value-type="float" office:value="-5.01195">
                <text:p>-5.01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87">
                <text:p>0.2387</text:p>
              </table:table-cell>
              <table:table-cell office:value-type="float" office:value="5.34559">
                <text:p>5.34559</text:p>
              </table:table-cell>
              <table:table-cell office:value-type="float" office:value="-0.14707">
                <text:p>-0.14707</text:p>
              </table:table-cell>
              <table:table-cell office:value-type="float" office:value="-4.80937">
                <text:p>-4.809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